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transparent" fo:border="0.06pt solid #000000"/>
    </style:style>
    <style:style style:name="ce3" style:family="table-cell" style:parent-style-name="Default">
      <style:table-cell-properties fo:background-color="#f79448" fo:border="0.06pt solid #000000"/>
    </style:style>
    <style:style style:name="ce4" style:family="table-cell" style:parent-style-name="Default">
      <style:table-cell-properties fo:background-color="#add58a" fo:border="0.06pt solid #000000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background-color="#8ccfb7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8ccfb7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MAXN" table:style-name="ta1">
        <table:table-column table:style-name="co1" table:default-cell-style-name="ce1"/>
        <table:table-column table:style-name="co2" table:number-columns-repeated="1007" table:default-cell-style-name="ce1"/>
        <table:table-row table:style-name="ro1">
          <table:table-cell table:style-name="Default"/>
          <table:table-cell table:style-name="ce6" office:value-type="string" calcext:value-type="string" table:number-columns-spanned="7" table:number-rows-spanned="1">
            <text:p>Q4</text:p>
          </table:table-cell>
          <table:covered-table-cell table:number-columns-repeated="2" table:style-name="Default"/>
          <table:covered-table-cell table:number-columns-repeated="3"/>
          <table:covered-table-cell table:style-name="ce9"/>
          <table:table-cell table:style-name="ce2" table:number-columns-repeated="5"/>
          <table:table-cell table:style-name="ce12" table:number-columns-repeated="2"/>
          <table:table-cell table:style-name="ce2" table:number-columns-repeated="5"/>
          <table:table-cell table:style-name="ce12" table:number-columns-repeated="2"/>
          <table:table-cell table:style-name="ce2" table:number-columns-repeated="5"/>
          <table:table-cell table:style-name="ce12" table:number-columns-repeated="2"/>
          <table:table-cell table:style-name="ce2" table:number-columns-repeated="4"/>
          <table:table-cell table:number-columns-repeated="975"/>
        </table:table-row>
        <table:table-row table:style-name="ro1">
          <table:table-cell table:style-name="Default"/>
          <table:table-cell table:style-name="ce7" office:value-type="string" calcext:value-type="string" table:number-columns-spanned="7" table:number-rows-spanned="1">
            <text:p>No_csr</text:p>
          </table:table-cell>
          <table:covered-table-cell table:number-columns-repeated="2" table:style-name="Default"/>
          <table:covered-table-cell table:number-columns-repeated="3"/>
          <table:covered-table-cell table:style-name="ce9"/>
          <table:table-cell table:style-name="ce2" table:number-columns-repeated="2"/>
          <table:table-cell table:style-name="ce2" table:formula="of:=AVERAGE([.K3:.K40])" office:value-type="float" office:value="6453.76315789474" calcext:value-type="float">
            <text:p>6453.7631578947</text:p>
          </table:table-cell>
          <table:table-cell table:style-name="ce2" table:number-columns-repeated="2"/>
          <table:table-cell table:style-name="ce12" table:number-columns-spanned="6" table:number-rows-spanned="1"/>
          <table:covered-table-cell table:style-name="ce12"/>
          <table:covered-table-cell table:number-columns-repeated="4" table:style-name="ce2"/>
          <table:table-cell table:style-name="ce2"/>
          <table:table-cell table:style-name="ce12" table:number-columns-spanned="6" table:number-rows-spanned="1"/>
          <table:covered-table-cell table:style-name="ce12"/>
          <table:covered-table-cell table:number-columns-repeated="4" table:style-name="ce2"/>
          <table:table-cell table:style-name="ce2"/>
          <table:table-cell table:style-name="ce12" table:number-columns-spanned="6" table:number-rows-spanned="1"/>
          <table:covered-table-cell table:style-name="ce12"/>
          <table:covered-table-cell table:number-columns-repeated="4" table:style-name="ce2"/>
          <table:table-cell table:number-columns-repeated="975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8"/>
          <table:table-cell table:style-name="Default" table:number-columns-repeated="2"/>
          <table:table-cell table:style-name="ce2" office:value-type="float" office:value="4623" calcext:value-type="float">
            <text:p>4623</text:p>
          </table:table-cell>
          <table:table-cell table:style-name="ce2" table:number-columns-repeated="22"/>
          <table:table-cell table:number-columns-repeated="975"/>
        </table:table-row>
        <table:table-row table:style-name="ro1">
          <table:table-cell table:style-name="Default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Default"/>
          <table:table-cell table:style-name="Default" office:value-type="string" calcext:value-type="string">
            <text:p>occupancy</text:p>
          </table:table-cell>
          <table:table-cell table:style-name="ce2" office:value-type="float" office:value="6108" calcext:value-type="float">
            <text:p>6108</text:p>
          </table:table-cell>
          <table:table-cell table:style-name="ce11"/>
          <table:table-cell table:style-name="ce2" table:number-columns-repeated="6"/>
          <table:table-cell table:style-name="ce11"/>
          <table:table-cell table:style-name="ce2" table:number-columns-repeated="7"/>
          <table:table-cell table:style-name="ce11"/>
          <table:table-cell table:style-name="ce2" table:number-columns-repeated="6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399616" calcext:value-type="float">
            <text:p>0.399616</text:p>
          </table:table-cell>
          <table:table-cell table:style-name="ce2" office:value-type="float" office:value="30.574" calcext:value-type="float">
            <text:p>30.574</text:p>
          </table:table-cell>
          <table:table-cell table:style-name="ce2" office:value-type="float" office:value="19.689" calcext:value-type="float">
            <text:p>19.689</text:p>
          </table:table-cell>
          <table:table-cell table:style-name="ce2" office:value-type="float" office:value="23.656" calcext:value-type="float">
            <text:p>23.656</text:p>
          </table:table-cell>
          <table:table-cell table:style-name="ce2" office:value-type="float" office:value="2.112" calcext:value-type="float">
            <text:p>2.112</text:p>
          </table:table-cell>
          <table:table-cell table:style-name="ce2" office:value-type="float" office:value="3.008" calcext:value-type="float">
            <text:p>3.008</text:p>
          </table:table-cell>
          <table:table-cell table:style-name="ce2" office:value-type="float" office:value="2.496" calcext:value-type="float">
            <text:p>2.496</text:p>
          </table:table-cell>
          <table:table-cell table:style-name="ce2" office:value-type="string" calcext:value-type="string">
            <text:p>FB_metrics</text:p>
          </table:table-cell>
          <table:table-cell table:style-name="ce5" office:value-type="percentage" office:value="0.5" calcext:value-type="percentage">
            <text:p>50.00%</text:p>
          </table:table-cell>
          <table:table-cell table:style-name="ce11" office:value-type="float" office:value="6639" calcext:value-type="float">
            <text:p>6639</text:p>
          </table:table-cell>
          <table:table-cell table:style-name="ce2" table:number-columns-repeated="6"/>
          <table:table-cell table:style-name="ce11" table:number-columns-repeated="2"/>
          <table:table-cell table:style-name="ce2" table:number-columns-repeated="5"/>
          <table:table-cell table:style-name="ce11"/>
          <table:table-cell table:style-name="ce2"/>
          <table:table-cell table:style-name="ce11"/>
          <table:table-cell table:style-name="ce2" table:number-columns-repeated="4"/>
          <table:table-cell table:style-name="ce11"/>
          <table:table-cell table:style-name="ce2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547456" calcext:value-type="float">
            <text:p>0.547456</text:p>
          </table:table-cell>
          <table:table-cell table:style-name="ce2" office:value-type="float" office:value="30.253" calcext:value-type="float">
            <text:p>30.253</text:p>
          </table:table-cell>
          <table:table-cell table:style-name="ce2" office:value-type="float" office:value="19.432" calcext:value-type="float">
            <text:p>19.432</text:p>
          </table:table-cell>
          <table:table-cell table:style-name="ce2" office:value-type="float" office:value="23.594" calcext:value-type="float">
            <text:p>23.594</text:p>
          </table:table-cell>
          <table:table-cell table:style-name="ce2" office:value-type="float" office:value="2.433" calcext:value-type="float">
            <text:p>2.433</text:p>
          </table:table-cell>
          <table:table-cell table:style-name="ce2" office:value-type="float" office:value="3.618" calcext:value-type="float">
            <text:p>3.618</text:p>
          </table:table-cell>
          <table:table-cell table:style-name="ce2" office:value-type="float" office:value="2.273" calcext:value-type="float">
            <text:p>2.273</text:p>
          </table:table-cell>
          <table:table-cell table:style-name="ce2" office:value-type="string" calcext:value-type="string">
            <text:p>CN</text:p>
          </table:table-cell>
          <table:table-cell table:style-name="ce5" office:value-type="percentage" office:value="0.5" calcext:value-type="percentage">
            <text:p>50.00%</text:p>
          </table:table-cell>
          <table:table-cell table:style-name="ce11" office:value-type="float" office:value="6942" calcext:value-type="float">
            <text:p>6942</text:p>
          </table:table-cell>
          <table:table-cell table:style-name="ce11"/>
          <table:table-cell table:style-name="ce2" table:number-columns-repeated="5"/>
          <table:table-cell table:style-name="ce11"/>
          <table:table-cell table:style-name="ce2" table:number-columns-repeated="6"/>
          <table:table-cell table:style-name="ce11"/>
          <table:table-cell table:style-name="ce2"/>
          <table:table-cell table:style-name="ce11"/>
          <table:table-cell table:style-name="ce2" table:number-columns-repeated="4"/>
          <table:table-cell table:style-name="ce11"/>
          <table:table-cell table:style-name="ce2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53984" calcext:value-type="float">
            <text:p>0.53984</text:p>
          </table:table-cell>
          <table:table-cell table:style-name="ce2" office:value-type="float" office:value="30.188" calcext:value-type="float">
            <text:p>30.188</text:p>
          </table:table-cell>
          <table:table-cell table:style-name="ce2" office:value-type="float" office:value="19.529" calcext:value-type="float">
            <text:p>19.529</text:p>
          </table:table-cell>
          <table:table-cell table:style-name="ce2" office:value-type="float" office:value="23.979" calcext:value-type="float">
            <text:p>23.979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3.01" calcext:value-type="float">
            <text:p>3.01</text:p>
          </table:table-cell>
          <table:table-cell table:style-name="ce2" office:value-type="float" office:value="2.145" calcext:value-type="float">
            <text:p>2.145</text:p>
          </table:table-cell>
          <table:table-cell table:style-name="ce2" office:value-type="string" calcext:value-type="string">
            <text:p>VN</text:p>
          </table:table-cell>
          <table:table-cell table:style-name="ce5" office:value-type="percentage" office:value="0.5" calcext:value-type="percentage">
            <text:p>50.00%</text:p>
          </table:table-cell>
          <table:table-cell table:style-name="ce11" office:value-type="float" office:value="7132" calcext:value-type="float">
            <text:p>7132</text:p>
          </table:table-cell>
          <table:table-cell table:style-name="ce11"/>
          <table:table-cell table:style-name="ce2" table:number-columns-repeated="5"/>
          <table:table-cell table:style-name="ce11" table:number-columns-repeated="2"/>
          <table:table-cell table:style-name="ce2" table:number-columns-repeated="5"/>
          <table:table-cell table:style-name="ce11"/>
          <table:table-cell table:style-name="ce2"/>
          <table:table-cell table:style-name="ce11"/>
          <table:table-cell table:style-name="ce2" table:number-columns-repeated="4"/>
          <table:table-cell table:style-name="ce11"/>
          <table:table-cell table:style-name="ce2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535104" calcext:value-type="float">
            <text:p>0.535104</text:p>
          </table:table-cell>
          <table:table-cell table:style-name="ce2" office:value-type="float" office:value="30.061" calcext:value-type="float">
            <text:p>30.061</text:p>
          </table:table-cell>
          <table:table-cell table:style-name="ce2" office:value-type="float" office:value="19.305" calcext:value-type="float">
            <text:p>19.305</text:p>
          </table:table-cell>
          <table:table-cell table:style-name="ce2" office:value-type="float" office:value="23.531" calcext:value-type="float">
            <text:p>23.531</text:p>
          </table:table-cell>
          <table:table-cell table:style-name="ce2" office:value-type="float" office:value="2.081" calcext:value-type="float">
            <text:p>2.081</text:p>
          </table:table-cell>
          <table:table-cell table:style-name="ce2" office:value-type="float" office:value="2.977" calcext:value-type="float">
            <text:p>2.977</text:p>
          </table:table-cell>
          <table:table-cell table:style-name="ce2" office:value-type="float" office:value="2.176" calcext:value-type="float">
            <text:p>2.176</text:p>
          </table:table-cell>
          <table:table-cell table:style-name="ce2" table:number-columns-repeated="2"/>
          <table:table-cell table:style-name="ce11" office:value-type="float" office:value="6983" calcext:value-type="float">
            <text:p>6983</text:p>
          </table:table-cell>
          <table:table-cell table:style-name="ce11"/>
          <table:table-cell table:style-name="ce2" table:number-columns-repeated="5"/>
          <table:table-cell table:style-name="ce11" table:number-columns-repeated="2"/>
          <table:table-cell table:style-name="ce2" table:number-columns-repeated="5"/>
          <table:table-cell table:style-name="ce11" table:number-columns-repeated="3"/>
          <table:table-cell table:style-name="ce2" table:number-columns-repeated="4"/>
          <table:table-cell table:style-name="ce11" table:number-columns-repeated="2"/>
          <table:table-cell table:number-columns-repeated="975"/>
        </table:table-row>
        <table:table-row table:style-name="ro1">
          <table:table-cell/>
          <table:table-cell table:style-name="Default" office:value-type="float" office:value="0.621696" calcext:value-type="float">
            <text:p>0.621696</text:p>
          </table:table-cell>
          <table:table-cell table:style-name="ce2" office:value-type="float" office:value="30.317" calcext:value-type="float">
            <text:p>30.317</text:p>
          </table:table-cell>
          <table:table-cell table:style-name="ce2" office:value-type="float" office:value="19.431" calcext:value-type="float">
            <text:p>19.431</text:p>
          </table:table-cell>
          <table:table-cell table:style-name="ce2" office:value-type="float" office:value="23.851" calcext:value-type="float">
            <text:p>23.851</text:p>
          </table:table-cell>
          <table:table-cell table:style-name="ce2" office:value-type="float" office:value="2.081" calcext:value-type="float">
            <text:p>2.081</text:p>
          </table:table-cell>
          <table:table-cell table:style-name="ce2" office:value-type="float" office:value="2.977" calcext:value-type="float">
            <text:p>2.977</text:p>
          </table:table-cell>
          <table:table-cell table:style-name="ce2" office:value-type="float" office:value="2.081" calcext:value-type="float">
            <text:p>2.081</text:p>
          </table:table-cell>
          <table:table-cell table:style-name="ce2" table:number-columns-repeated="2"/>
          <table:table-cell table:style-name="ce2" office:value-type="float" office:value="6525" calcext:value-type="float">
            <text:p>6525</text:p>
          </table:table-cell>
          <table:table-cell table:style-name="ce2" table:number-columns-repeated="7"/>
          <table:table-cell table:style-name="ce11"/>
          <table:table-cell table:style-name="ce2" table:number-columns-repeated="7"/>
          <table:table-cell table:style-name="ce11"/>
          <table:table-cell table:style-name="ce2" table:number-columns-repeated="6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540832" calcext:value-type="float">
            <text:p>0.540832</text:p>
          </table:table-cell>
          <table:table-cell table:style-name="ce2" office:value-type="float" office:value="30.256" calcext:value-type="float">
            <text:p>30.256</text:p>
          </table:table-cell>
          <table:table-cell table:style-name="ce2" office:value-type="float" office:value="19.211" calcext:value-type="float">
            <text:p>19.211</text:p>
          </table:table-cell>
          <table:table-cell table:style-name="ce2" office:value-type="float" office:value="24.204" calcext:value-type="float">
            <text:p>24.204</text:p>
          </table:table-cell>
          <table:table-cell table:style-name="ce2" office:value-type="float" office:value="2.272" calcext:value-type="float">
            <text:p>2.272</text:p>
          </table:table-cell>
          <table:table-cell table:style-name="ce2" office:value-type="float" office:value="3.105" calcext:value-type="float">
            <text:p>3.105</text:p>
          </table:table-cell>
          <table:table-cell table:style-name="ce2" office:value-type="float" office:value="2.241" calcext:value-type="float">
            <text:p>2.241</text:p>
          </table:table-cell>
          <table:table-cell table:style-name="ce2" table:number-columns-repeated="2"/>
          <table:table-cell table:style-name="ce2" office:value-type="float" office:value="6525" calcext:value-type="float">
            <text:p>6525</text:p>
          </table:table-cell>
          <table:table-cell table:style-name="ce11"/>
          <table:table-cell table:style-name="ce2" table:number-columns-repeated="14"/>
          <table:table-cell table:style-name="ce11"/>
          <table:table-cell table:style-name="ce2" table:number-columns-repeated="6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403168" calcext:value-type="float">
            <text:p>0.403168</text:p>
          </table:table-cell>
          <table:table-cell table:style-name="ce11" office:value-type="float" office:value="29.876" calcext:value-type="float">
            <text:p>29.876</text:p>
          </table:table-cell>
          <table:table-cell table:style-name="ce11" office:value-type="float" office:value="19.564" calcext:value-type="float">
            <text:p>19.564</text:p>
          </table:table-cell>
          <table:table-cell table:style-name="ce2" office:value-type="float" office:value="23.95" calcext:value-type="float">
            <text:p>23.95</text:p>
          </table:table-cell>
          <table:table-cell table:style-name="ce2" office:value-type="float" office:value="2.241" calcext:value-type="float">
            <text:p>2.241</text:p>
          </table:table-cell>
          <table:table-cell table:style-name="ce2" office:value-type="float" office:value="2.977" calcext:value-type="float">
            <text:p>2.977</text:p>
          </table:table-cell>
          <table:table-cell table:style-name="ce2" office:value-type="float" office:value="2.177" calcext:value-type="float">
            <text:p>2.177</text:p>
          </table:table-cell>
          <table:table-cell table:style-name="ce2" table:number-columns-repeated="2"/>
          <table:table-cell table:style-name="ce11" office:value-type="float" office:value="6372" calcext:value-type="float">
            <text:p>6372</text:p>
          </table:table-cell>
          <table:table-cell table:style-name="ce2" table:number-columns-repeated="6"/>
          <table:table-cell table:style-name="ce11" table:number-columns-repeated="2"/>
          <table:table-cell table:style-name="ce2" table:number-columns-repeated="5"/>
          <table:table-cell table:style-name="ce11"/>
          <table:table-cell table:style-name="ce2"/>
          <table:table-cell table:style-name="ce11"/>
          <table:table-cell table:style-name="ce2" table:number-columns-repeated="4"/>
          <table:table-cell table:style-name="ce11"/>
          <table:table-cell table:style-name="ce2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543968" calcext:value-type="float">
            <text:p>0.543968</text:p>
          </table:table-cell>
          <table:table-cell table:style-name="ce2" office:value-type="float" office:value="30.358" calcext:value-type="float">
            <text:p>30.358</text:p>
          </table:table-cell>
          <table:table-cell table:style-name="ce2" office:value-type="float" office:value="19.532" calcext:value-type="float">
            <text:p>19.532</text:p>
          </table:table-cell>
          <table:table-cell table:style-name="ce2" office:value-type="float" office:value="23.731" calcext:value-type="float">
            <text:p>23.731</text:p>
          </table:table-cell>
          <table:table-cell table:style-name="ce2" office:value-type="float" office:value="2.209" calcext:value-type="float">
            <text:p>2.209</text:p>
          </table:table-cell>
          <table:table-cell table:style-name="ce2" office:value-type="float" office:value="3.076" calcext:value-type="float">
            <text:p>3.076</text:p>
          </table:table-cell>
          <table:table-cell table:style-name="ce2" office:value-type="float" office:value="2.274" calcext:value-type="float">
            <text:p>2.274</text:p>
          </table:table-cell>
          <table:table-cell table:style-name="ce2" table:number-columns-repeated="2"/>
          <table:table-cell table:style-name="ce11" office:value-type="float" office:value="6296" calcext:value-type="float">
            <text:p>6296</text:p>
          </table:table-cell>
          <table:table-cell table:style-name="ce11"/>
          <table:table-cell table:style-name="ce2" table:number-columns-repeated="5"/>
          <table:table-cell table:style-name="ce11"/>
          <table:table-cell table:style-name="ce2" table:number-columns-repeated="6"/>
          <table:table-cell table:style-name="ce11"/>
          <table:table-cell table:style-name="ce2"/>
          <table:table-cell table:style-name="ce11"/>
          <table:table-cell table:style-name="ce2" table:number-columns-repeated="4"/>
          <table:table-cell table:style-name="ce11"/>
          <table:table-cell table:style-name="ce2"/>
          <table:table-cell table:number-columns-repeated="975"/>
        </table:table-row>
        <table:table-row table:style-name="ro1">
          <table:table-cell/>
          <table:table-cell table:style-name="Default" office:value-type="float" office:value="0.60144" calcext:value-type="float">
            <text:p>0.60144</text:p>
          </table:table-cell>
          <table:table-cell table:style-name="ce11" office:value-type="float" office:value="30.125" calcext:value-type="float">
            <text:p>30.125</text:p>
          </table:table-cell>
          <table:table-cell table:style-name="ce11" office:value-type="float" office:value="19.463" calcext:value-type="float">
            <text:p>19.463</text:p>
          </table:table-cell>
          <table:table-cell table:style-name="ce11" office:value-type="float" office:value="23.979" calcext:value-type="float">
            <text:p>23.979</text:p>
          </table:table-cell>
          <table:table-cell table:style-name="ce11" office:value-type="float" office:value="2.112" calcext:value-type="float">
            <text:p>2.112</text:p>
          </table:table-cell>
          <table:table-cell table:style-name="ce11" office:value-type="float" office:value="3.618" calcext:value-type="float">
            <text:p>3.618</text:p>
          </table:table-cell>
          <table:table-cell table:style-name="ce2" office:value-type="float" office:value="2.531" calcext:value-type="float">
            <text:p>2.531</text:p>
          </table:table-cell>
          <table:table-cell table:style-name="ce2" table:number-columns-repeated="2"/>
          <table:table-cell table:style-name="ce2" office:value-type="float" office:value="6334" calcext:value-type="float">
            <text:p>6334</text:p>
          </table:table-cell>
          <table:table-cell table:style-name="ce11"/>
          <table:table-cell table:style-name="ce2" table:number-columns-repeated="6"/>
          <table:table-cell table:style-name="ce11"/>
          <table:table-cell table:style-name="ce2" table:number-columns-repeated="7"/>
          <table:table-cell table:style-name="ce11"/>
          <table:table-cell table:style-name="ce2" table:number-columns-repeated="3"/>
          <table:table-cell table:style-name="ce11"/>
          <table:table-cell table:style-name="ce2" table:number-columns-repeated="2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5032" calcext:value-type="float">
            <text:p>0.5032</text:p>
          </table:table-cell>
          <table:table-cell table:style-name="ce11" office:value-type="float" office:value="30.166" calcext:value-type="float">
            <text:p>30.166</text:p>
          </table:table-cell>
          <table:table-cell table:style-name="ce11" office:value-type="float" office:value="19.564" calcext:value-type="float">
            <text:p>19.564</text:p>
          </table:table-cell>
          <table:table-cell table:style-name="ce11" office:value-type="float" office:value="23.666" calcext:value-type="float">
            <text:p>23.666</text:p>
          </table:table-cell>
          <table:table-cell table:style-name="ce11" office:value-type="float" office:value="2.113" calcext:value-type="float">
            <text:p>2.113</text:p>
          </table:table-cell>
          <table:table-cell table:style-name="ce11" office:value-type="float" office:value="2.689" calcext:value-type="float">
            <text:p>2.689</text:p>
          </table:table-cell>
          <table:table-cell table:style-name="ce2" office:value-type="float" office:value="2.21" calcext:value-type="float">
            <text:p>2.21</text:p>
          </table:table-cell>
          <table:table-cell table:style-name="ce2" table:number-columns-repeated="2"/>
          <table:table-cell table:style-name="ce11" office:value-type="float" office:value="6258" calcext:value-type="float">
            <text:p>6258</text:p>
          </table:table-cell>
          <table:table-cell table:style-name="ce2" table:number-columns-repeated="6"/>
          <table:table-cell table:style-name="ce11" table:number-columns-repeated="2"/>
          <table:table-cell table:style-name="ce2" table:number-columns-repeated="5"/>
          <table:table-cell table:style-name="ce11"/>
          <table:table-cell table:style-name="ce2"/>
          <table:table-cell table:style-name="ce11"/>
          <table:table-cell table:style-name="ce2" table:number-columns-repeated="4"/>
          <table:table-cell table:style-name="ce11"/>
          <table:table-cell table:style-name="ce2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550624" calcext:value-type="float">
            <text:p>0.550624</text:p>
          </table:table-cell>
          <table:table-cell table:style-name="ce11" office:value-type="float" office:value="30.092" calcext:value-type="float">
            <text:p>30.092</text:p>
          </table:table-cell>
          <table:table-cell table:style-name="ce11" office:value-type="float" office:value="19.336" calcext:value-type="float">
            <text:p>19.336</text:p>
          </table:table-cell>
          <table:table-cell table:style-name="ce11" office:value-type="float" office:value="23.817" calcext:value-type="float">
            <text:p>23.817</text:p>
          </table:table-cell>
          <table:table-cell table:style-name="ce11" office:value-type="float" office:value="2.242" calcext:value-type="float">
            <text:p>2.242</text:p>
          </table:table-cell>
          <table:table-cell table:style-name="ce11" office:value-type="float" office:value="3.072" calcext:value-type="float">
            <text:p>3.072</text:p>
          </table:table-cell>
          <table:table-cell table:style-name="ce11" office:value-type="float" office:value="1.984" calcext:value-type="float">
            <text:p>1.984</text:p>
          </table:table-cell>
          <table:table-cell table:style-name="ce2" table:number-columns-repeated="2"/>
          <table:table-cell table:style-name="ce11" office:value-type="float" office:value="6449" calcext:value-type="float">
            <text:p>6449</text:p>
          </table:table-cell>
          <table:table-cell table:style-name="ce11"/>
          <table:table-cell table:style-name="ce2" table:number-columns-repeated="5"/>
          <table:table-cell table:style-name="ce11"/>
          <table:table-cell table:style-name="ce2" table:number-columns-repeated="6"/>
          <table:table-cell table:style-name="ce11"/>
          <table:table-cell table:style-name="ce2"/>
          <table:table-cell table:style-name="ce11"/>
          <table:table-cell table:style-name="ce2" table:number-columns-repeated="4"/>
          <table:table-cell table:style-name="ce11"/>
          <table:table-cell table:style-name="ce2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55184" calcext:value-type="float">
            <text:p>0.55184</text:p>
          </table:table-cell>
          <table:table-cell table:style-name="ce11" office:value-type="float" office:value="29.999" calcext:value-type="float">
            <text:p>29.999</text:p>
          </table:table-cell>
          <table:table-cell table:style-name="ce11" office:value-type="float" office:value="19.594" calcext:value-type="float">
            <text:p>19.594</text:p>
          </table:table-cell>
          <table:table-cell table:style-name="ce11" office:value-type="float" office:value="24.461" calcext:value-type="float">
            <text:p>24.461</text:p>
          </table:table-cell>
          <table:table-cell table:style-name="ce11" office:value-type="float" office:value="2.208" calcext:value-type="float">
            <text:p>2.208</text:p>
          </table:table-cell>
          <table:table-cell table:style-name="ce11" office:value-type="float" office:value="3.139" calcext:value-type="float">
            <text:p>3.139</text:p>
          </table:table-cell>
          <table:table-cell table:style-name="ce11" office:value-type="float" office:value="2.304" calcext:value-type="float">
            <text:p>2.304</text:p>
          </table:table-cell>
          <table:table-cell table:style-name="ce2" table:number-columns-repeated="2"/>
          <table:table-cell table:style-name="ce2" office:value-type="float" office:value="6334" calcext:value-type="float">
            <text:p>6334</text:p>
          </table:table-cell>
          <table:table-cell table:style-name="ce11"/>
          <table:table-cell table:style-name="ce2" table:number-columns-repeated="6"/>
          <table:table-cell table:style-name="ce11"/>
          <table:table-cell table:style-name="ce2" table:number-columns-repeated="7"/>
          <table:table-cell table:style-name="ce11"/>
          <table:table-cell table:style-name="ce2" table:number-columns-repeated="6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477856" calcext:value-type="float">
            <text:p>0.477856</text:p>
          </table:table-cell>
          <table:table-cell table:style-name="ce11" office:value-type="float" office:value="30.188" calcext:value-type="float">
            <text:p>30.188</text:p>
          </table:table-cell>
          <table:table-cell table:style-name="ce11" office:value-type="float" office:value="19.112" calcext:value-type="float">
            <text:p>19.112</text:p>
          </table:table-cell>
          <table:table-cell table:style-name="ce11" office:value-type="float" office:value="23.755" calcext:value-type="float">
            <text:p>23.755</text:p>
          </table:table-cell>
          <table:table-cell table:style-name="ce11" office:value-type="float" office:value="2.08" calcext:value-type="float">
            <text:p>2.08</text:p>
          </table:table-cell>
          <table:table-cell table:style-name="ce11" office:value-type="float" office:value="3.362" calcext:value-type="float">
            <text:p>3.362</text:p>
          </table:table-cell>
          <table:table-cell table:style-name="ce11" office:value-type="float" office:value="2.401" calcext:value-type="float">
            <text:p>2.401</text:p>
          </table:table-cell>
          <table:table-cell table:style-name="ce2" table:number-columns-repeated="2"/>
          <table:table-cell table:style-name="ce11" office:value-type="float" office:value="6525" calcext:value-type="float">
            <text:p>6525</text:p>
          </table:table-cell>
          <table:table-cell table:style-name="ce2" table:number-columns-repeated="6"/>
          <table:table-cell table:style-name="ce11" table:number-columns-repeated="2"/>
          <table:table-cell table:style-name="ce2" table:number-columns-repeated="4"/>
          <table:table-cell table:style-name="ce11" table:number-columns-repeated="2"/>
          <table:table-cell table:style-name="ce2"/>
          <table:table-cell table:style-name="ce11"/>
          <table:table-cell table:style-name="ce2" table:number-columns-repeated="3"/>
          <table:table-cell table:style-name="ce11"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62064" calcext:value-type="float">
            <text:p>0.62064</text:p>
          </table:table-cell>
          <table:table-cell table:style-name="ce11" office:value-type="float" office:value="33.746" calcext:value-type="float">
            <text:p>33.746</text:p>
          </table:table-cell>
          <table:table-cell table:style-name="ce11" office:value-type="float" office:value="20.204" calcext:value-type="float">
            <text:p>20.204</text:p>
          </table:table-cell>
          <table:table-cell table:style-name="ce11" office:value-type="float" office:value="26.957" calcext:value-type="float">
            <text:p>26.957</text:p>
          </table:table-cell>
          <table:table-cell table:style-name="ce11" office:value-type="float" office:value="2.147" calcext:value-type="float">
            <text:p>2.147</text:p>
          </table:table-cell>
          <table:table-cell table:style-name="ce11" office:value-type="float" office:value="3.106" calcext:value-type="float">
            <text:p>3.106</text:p>
          </table:table-cell>
          <table:table-cell table:style-name="ce11" office:value-type="float" office:value="2.017" calcext:value-type="float">
            <text:p>2.017</text:p>
          </table:table-cell>
          <table:table-cell table:style-name="ce2" table:number-columns-repeated="2"/>
          <table:table-cell table:style-name="ce11" office:value-type="float" office:value="6296" calcext:value-type="float">
            <text:p>6296</text:p>
          </table:table-cell>
          <table:table-cell table:style-name="ce11"/>
          <table:table-cell table:style-name="ce2" table:number-columns-repeated="5"/>
          <table:table-cell table:style-name="ce11"/>
          <table:table-cell table:style-name="ce2" table:number-columns-repeated="6"/>
          <table:table-cell table:style-name="ce11"/>
          <table:table-cell table:style-name="ce2"/>
          <table:table-cell table:style-name="ce11"/>
          <table:table-cell table:style-name="ce2" table:number-columns-repeated="4"/>
          <table:table-cell table:style-name="ce11" table:number-columns-repeated="2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60176" calcext:value-type="float">
            <text:p>0.60176</text:p>
          </table:table-cell>
          <table:table-cell table:style-name="ce11" office:value-type="float" office:value="30.261" calcext:value-type="float">
            <text:p>30.261</text:p>
          </table:table-cell>
          <table:table-cell table:style-name="ce11" office:value-type="float" office:value="19.211" calcext:value-type="float">
            <text:p>19.211</text:p>
          </table:table-cell>
          <table:table-cell table:style-name="ce11" office:value-type="float" office:value="23.759" calcext:value-type="float">
            <text:p>23.759</text:p>
          </table:table-cell>
          <table:table-cell table:style-name="ce11" office:value-type="float" office:value="2.241" calcext:value-type="float">
            <text:p>2.241</text:p>
          </table:table-cell>
          <table:table-cell table:style-name="ce11" office:value-type="float" office:value="3.106" calcext:value-type="float">
            <text:p>3.106</text:p>
          </table:table-cell>
          <table:table-cell table:style-name="ce11" office:value-type="float" office:value="2.113" calcext:value-type="float">
            <text:p>2.113</text:p>
          </table:table-cell>
          <table:table-cell table:style-name="ce2" table:number-columns-repeated="2"/>
          <table:table-cell table:style-name="ce11" office:value-type="float" office:value="6449" calcext:value-type="float">
            <text:p>6449</text:p>
          </table:table-cell>
          <table:table-cell table:style-name="ce11"/>
          <table:table-cell table:style-name="ce2" table:number-columns-repeated="5"/>
          <table:table-cell table:style-name="ce11" table:number-columns-repeated="2"/>
          <table:table-cell table:style-name="ce2" table:number-columns-repeated="5"/>
          <table:table-cell table:style-name="ce11"/>
          <table:table-cell table:style-name="ce2"/>
          <table:table-cell table:style-name="ce11"/>
          <table:table-cell table:style-name="ce2" table:number-columns-repeated="4"/>
          <table:table-cell table:style-name="ce11"/>
          <table:table-cell table:style-name="ce2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54896" calcext:value-type="float">
            <text:p>0.54896</text:p>
          </table:table-cell>
          <table:table-cell table:style-name="ce2" office:value-type="float" office:value="29.901" calcext:value-type="float">
            <text:p>29.901</text:p>
          </table:table-cell>
          <table:table-cell table:style-name="ce2" office:value-type="float" office:value="19.211" calcext:value-type="float">
            <text:p>19.211</text:p>
          </table:table-cell>
          <table:table-cell table:style-name="ce2" office:value-type="float" office:value="24.139" calcext:value-type="float">
            <text:p>24.139</text:p>
          </table:table-cell>
          <table:table-cell table:style-name="ce2" office:value-type="float" office:value="2.209" calcext:value-type="float">
            <text:p>2.209</text:p>
          </table:table-cell>
          <table:table-cell table:style-name="ce2" office:value-type="float" office:value="3.362" calcext:value-type="float">
            <text:p>3.362</text:p>
          </table:table-cell>
          <table:table-cell table:style-name="ce11" office:value-type="float" office:value="2.21" calcext:value-type="float">
            <text:p>2.21</text:p>
          </table:table-cell>
          <table:table-cell table:style-name="ce2" table:number-columns-repeated="2"/>
          <table:table-cell table:style-name="ce2" office:value-type="float" office:value="6220" calcext:value-type="float">
            <text:p>6220</text:p>
          </table:table-cell>
          <table:table-cell table:style-name="ce11"/>
          <table:table-cell table:style-name="ce2" table:number-columns-repeated="6"/>
          <table:table-cell table:style-name="ce11"/>
          <table:table-cell table:style-name="ce2" table:number-columns-repeated="14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5752" calcext:value-type="float">
            <text:p>0.5752</text:p>
          </table:table-cell>
          <table:table-cell table:style-name="ce2" office:value-type="float" office:value="30.414" calcext:value-type="float">
            <text:p>30.414</text:p>
          </table:table-cell>
          <table:table-cell table:style-name="ce2" office:value-type="float" office:value="19.242" calcext:value-type="float">
            <text:p>19.242</text:p>
          </table:table-cell>
          <table:table-cell table:style-name="ce2" office:value-type="float" office:value="23.98" calcext:value-type="float">
            <text:p>23.98</text:p>
          </table:table-cell>
          <table:table-cell table:style-name="ce2" office:value-type="float" office:value="2.336" calcext:value-type="float">
            <text:p>2.336</text:p>
          </table:table-cell>
          <table:table-cell table:style-name="ce2" office:value-type="float" office:value="2.688" calcext:value-type="float">
            <text:p>2.688</text:p>
          </table:table-cell>
          <table:table-cell table:style-name="ce11" office:value-type="float" office:value="2.4" calcext:value-type="float">
            <text:p>2.4</text:p>
          </table:table-cell>
          <table:table-cell table:style-name="ce2" table:number-columns-repeated="2"/>
          <table:table-cell table:style-name="ce2" office:value-type="float" office:value="6525" calcext:value-type="float">
            <text:p>6525</text:p>
          </table:table-cell>
          <table:table-cell table:style-name="ce2" table:number-columns-repeated="2"/>
          <table:table-cell table:style-name="ce11"/>
          <table:table-cell table:style-name="ce2" table:number-columns-repeated="4"/>
          <table:table-cell table:style-name="ce11"/>
          <table:table-cell table:style-name="ce2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5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53904" calcext:value-type="float">
            <text:p>0.53904</text:p>
          </table:table-cell>
          <table:table-cell table:style-name="ce2" office:value-type="float" office:value="29.971" calcext:value-type="float">
            <text:p>29.971</text:p>
          </table:table-cell>
          <table:table-cell table:style-name="ce2" office:value-type="float" office:value="19.727" calcext:value-type="float">
            <text:p>19.727</text:p>
          </table:table-cell>
          <table:table-cell table:style-name="ce2" office:value-type="float" office:value="24.018" calcext:value-type="float">
            <text:p>24.018</text:p>
          </table:table-cell>
          <table:table-cell table:style-name="ce2" office:value-type="float" office:value="2.113" calcext:value-type="float">
            <text:p>2.113</text:p>
          </table:table-cell>
          <table:table-cell table:style-name="ce2" office:value-type="float" office:value="3.361" calcext:value-type="float">
            <text:p>3.361</text:p>
          </table:table-cell>
          <table:table-cell table:style-name="ce2" office:value-type="float" office:value="2.402" calcext:value-type="float">
            <text:p>2.402</text:p>
          </table:table-cell>
          <table:table-cell table:style-name="ce2" table:number-columns-repeated="2"/>
          <table:table-cell table:style-name="ce11" office:value-type="float" office:value="6258" calcext:value-type="float">
            <text:p>6258</text:p>
          </table:table-cell>
          <table:table-cell table:style-name="ce2" table:number-columns-repeated="6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6"/>
          <table:table-cell table:style-name="ce11"/>
          <table:table-cell table:style-name="ce2"/>
          <table:table-cell table:number-columns-repeated="975"/>
        </table:table-row>
        <table:table-row table:style-name="ro1">
          <table:table-cell table:style-name="ce2"/>
          <table:table-cell table:style-name="Default" office:value-type="float" office:value="0.409792" calcext:value-type="float">
            <text:p>0.409792</text:p>
          </table:table-cell>
          <table:table-cell table:style-name="ce2" office:value-type="float" office:value="30.391" calcext:value-type="float">
            <text:p>30.391</text:p>
          </table:table-cell>
          <table:table-cell table:style-name="ce2" office:value-type="float" office:value="19.374" calcext:value-type="float">
            <text:p>19.374</text:p>
          </table:table-cell>
          <table:table-cell table:style-name="ce2" office:value-type="float" office:value="23.89" calcext:value-type="float">
            <text:p>23.89</text:p>
          </table:table-cell>
          <table:table-cell table:style-name="ce2" office:value-type="float" office:value="2.369" calcext:value-type="float">
            <text:p>2.369</text:p>
          </table:table-cell>
          <table:table-cell table:style-name="ce2" office:value-type="float" office:value="3.298" calcext:value-type="float">
            <text:p>3.298</text:p>
          </table:table-cell>
          <table:table-cell office:value-type="float" office:value="2.402" calcext:value-type="float">
            <text:p>2.402</text:p>
          </table:table-cell>
          <table:table-cell table:style-name="ce2" table:number-columns-repeated="2"/>
          <table:table-cell table:style-name="ce2" office:value-type="float" office:value="6639" calcext:value-type="float">
            <text:p>6639</text:p>
          </table:table-cell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4"/>
          <table:table-cell table:style-name="ce11"/>
          <table:table-cell table:style-name="ce2"/>
          <table:table-cell table:style-name="ce11"/>
          <table:table-cell table:style-name="ce2" table:number-columns-repeated="4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523328" calcext:value-type="float">
            <text:p>0.523328</text:p>
          </table:table-cell>
          <table:table-cell table:style-name="ce2" office:value-type="float" office:value="30.096" calcext:value-type="float">
            <text:p>30.096</text:p>
          </table:table-cell>
          <table:table-cell table:style-name="ce2" office:value-type="float" office:value="19.083" calcext:value-type="float">
            <text:p>19.083</text:p>
          </table:table-cell>
          <table:table-cell table:style-name="ce2" office:value-type="float" office:value="23.695" calcext:value-type="float">
            <text:p>23.695</text:p>
          </table:table-cell>
          <table:table-cell table:style-name="ce2" office:value-type="float" office:value="2.146" calcext:value-type="float">
            <text:p>2.146</text:p>
          </table:table-cell>
          <table:table-cell table:style-name="ce2" office:value-type="float" office:value="3.489" calcext:value-type="float">
            <text:p>3.489</text:p>
          </table:table-cell>
          <table:table-cell office:value-type="float" office:value="2.178" calcext:value-type="float">
            <text:p>2.178</text:p>
          </table:table-cell>
          <table:table-cell table:style-name="ce2"/>
          <table:table-cell table:style-name="ce11"/>
          <table:table-cell table:style-name="ce11" office:value-type="float" office:value="6372" calcext:value-type="float">
            <text:p>6372</text:p>
          </table:table-cell>
          <table:table-cell table:style-name="ce11"/>
          <table:table-cell table:style-name="ce2"/>
          <table:table-cell table:style-name="ce11" table:number-columns-repeated="2"/>
          <table:table-cell table:style-name="ce2"/>
          <table:table-cell table:style-name="ce11" table:number-columns-repeated="2"/>
          <table:table-cell table:style-name="ce2" table:number-columns-repeated="2"/>
          <table:table-cell table:style-name="ce11" table:number-columns-repeated="2"/>
          <table:table-cell table:style-name="ce2"/>
          <table:table-cell table:style-name="ce11" table:number-columns-repeated="6"/>
          <table:table-cell table:style-name="ce2"/>
          <table:table-cell table:style-name="ce11" table:number-columns-repeated="3"/>
          <table:table-cell table:number-columns-repeated="975"/>
        </table:table-row>
        <table:table-row table:style-name="ro1">
          <table:table-cell table:style-name="Default" table:number-columns-repeated="8"/>
          <table:table-cell table:style-name="ce2" table:number-columns-repeated="2"/>
          <table:table-cell table:style-name="ce2" office:value-type="float" office:value="6678" calcext:value-type="float">
            <text:p>6678</text:p>
          </table:table-cell>
          <table:table-cell table:style-name="ce2" table:number-columns-repeated="22"/>
          <table:table-cell table:number-columns-repeated="975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5:.B24])" office:value-type="float" office:value="0.531768" calcext:value-type="float">
            <text:p>0.531768</text:p>
          </table:table-cell>
          <table:table-cell table:style-name="ce3" table:formula="of:=AVERAGE([.C5:.C24])/1000" office:value-type="float" office:value="0.03036165" calcext:value-type="float">
            <text:p>0.03036165</text:p>
          </table:table-cell>
          <table:table-cell table:style-name="ce3" table:formula="of:=AVERAGE([.D5:.D24])/1000" office:value-type="float" office:value="0.0194407" calcext:value-type="float">
            <text:p>0.0194407</text:p>
          </table:table-cell>
          <table:table-cell table:style-name="ce3" table:formula="of:=AVERAGE([.E5:.E24])/1000" office:value-type="float" office:value="0.0240306" calcext:value-type="float">
            <text:p>0.0240306</text:p>
          </table:table-cell>
          <table:table-cell table:style-name="ce3" table:formula="of:=AVERAGE([.F5:.F24])/1000" office:value-type="float" office:value="0.00219125" calcext:value-type="float">
            <text:p>0.00219125</text:p>
          </table:table-cell>
          <table:table-cell table:style-name="ce3" table:formula="of:=AVERAGE([.G5:.G24])/1000" office:value-type="float" office:value="0.0031519" calcext:value-type="float">
            <text:p>0.0031519</text:p>
          </table:table-cell>
          <table:table-cell table:style-name="ce3" table:formula="of:=AVERAGE([.H5:.H24])/1000" office:value-type="float" office:value="0.00225075" calcext:value-type="float">
            <text:p>0.00225075</text:p>
          </table:table-cell>
          <table:table-cell table:style-name="ce2" table:number-columns-repeated="2"/>
          <table:table-cell table:style-name="ce2" office:value-type="float" office:value="6487" calcext:value-type="float">
            <text:p>6487</text:p>
          </table:table-cell>
          <table:table-cell table:style-name="ce2" table:number-columns-repeated="22"/>
          <table:table-cell table:number-columns-repeated="975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5:.B24])" office:value-type="float" office:value="0.0656782763797173" calcext:value-type="float">
            <text:p>0.0656782764</text:p>
          </table:table-cell>
          <table:table-cell table:style-name="ce3" table:formula="of:=STDEV([.C5:.C24])/1000" office:value-type="float" office:value="0.000816219222036" calcext:value-type="float">
            <text:p>0.0008162192</text:p>
          </table:table-cell>
          <table:table-cell table:style-name="ce3" table:formula="of:=STDEV([.D5:.D24])/1000" office:value-type="float" office:value="0.000257982067920275" calcext:value-type="float">
            <text:p>0.0002579821</text:p>
          </table:table-cell>
          <table:table-cell table:style-name="ce3" table:formula="of:=STDEV([.E5:.E24])/1000" office:value-type="float" office:value="0.000724338420469618" calcext:value-type="float">
            <text:p>0.0007243384</text:p>
          </table:table-cell>
          <table:table-cell table:style-name="ce3" table:formula="of:=STDEV([.F5:.F24])/1000" office:value-type="float" office:value="0.000103573962893546" calcext:value-type="float">
            <text:p>0.000103574</text:p>
          </table:table-cell>
          <table:table-cell table:style-name="ce3" table:formula="of:=STDEV([.G5:.G24])/1000" office:value-type="float" office:value="0.000259787747371216" calcext:value-type="float">
            <text:p>0.0002597877</text:p>
          </table:table-cell>
          <table:table-cell table:style-name="ce3" table:formula="of:=STDEV([.H5:.H24])/1000" office:value-type="float" office:value="0.000151772986640193" calcext:value-type="float">
            <text:p>0.000151773</text:p>
          </table:table-cell>
          <table:table-cell table:style-name="ce2" table:number-columns-repeated="2"/>
          <table:table-cell table:style-name="ce2" office:value-type="float" office:value="6410" calcext:value-type="float">
            <text:p>6410</text:p>
          </table:table-cell>
          <table:table-cell table:style-name="ce2" table:number-columns-repeated="22"/>
          <table:table-cell table:number-columns-repeated="975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27]/[.B26])*100" office:value-type="float" office:value="12.3509267913295" calcext:value-type="float">
            <text:p>12.3509267913</text:p>
          </table:table-cell>
          <table:table-cell table:style-name="ce3" table:formula="of:=([.C27]/[.C26])*100" office:value-type="float" office:value="2.6883230062793" calcext:value-type="float">
            <text:p>2.6883230063</text:p>
          </table:table-cell>
          <table:table-cell table:style-name="ce3" table:formula="of:=([.D27]/[.D26])*100" office:value-type="float" office:value="1.32702046695991" calcext:value-type="float">
            <text:p>1.327020467</text:p>
          </table:table-cell>
          <table:table-cell table:style-name="ce3" table:formula="of:=([.E27]/[.E26])*100" office:value-type="float" office:value="3.0142336041115" calcext:value-type="float">
            <text:p>3.0142336041</text:p>
          </table:table-cell>
          <table:table-cell table:style-name="ce3" table:formula="of:=([.F27]/[.F26])*100" office:value-type="float" office:value="4.7267068063227" calcext:value-type="float">
            <text:p>4.7267068063</text:p>
          </table:table-cell>
          <table:table-cell table:style-name="ce3" table:formula="of:=([.G27]/[.G26])*100" office:value-type="float" office:value="8.24225855424396" calcext:value-type="float">
            <text:p>8.2422585542</text:p>
          </table:table-cell>
          <table:table-cell table:style-name="ce3" table:formula="of:=([.H27]/[.H26])*100" office:value-type="float" office:value="6.74321833345299" calcext:value-type="float">
            <text:p>6.7432183335</text:p>
          </table:table-cell>
          <table:table-cell table:style-name="ce2" table:number-columns-repeated="2"/>
          <table:table-cell table:style-name="ce2" office:value-type="float" office:value="6868" calcext:value-type="float">
            <text:p>6868</text:p>
          </table:table-cell>
          <table:table-cell table:style-name="ce2" table:number-columns-repeated="22"/>
          <table:table-cell table:number-columns-repeated="975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12/([.B26]*10^(-3)))/1000" office:value-type="float" office:value="22.5662318905989" calcext:value-type="float">
            <text:p>22.5662318906</text:p>
          </table:table-cell>
          <table:table-cell table:style-name="ce4" table:formula="of:=(12/([.C26]*10^(-3)))/1000" office:value-type="float" office:value="395.235436809264" calcext:value-type="float">
            <text:p>395.2354368093</text:p>
          </table:table-cell>
          <table:table-cell table:style-name="ce4" table:formula="of:=(12/([.D26]*10^(-3)))/1000" office:value-type="float" office:value="617.261724114873" calcext:value-type="float">
            <text:p>617.2617241149</text:p>
          </table:table-cell>
          <table:table-cell table:style-name="ce4" table:formula="of:=(12/([.E26]*10^(-3)))/1000" office:value-type="float" office:value="499.363311777484" calcext:value-type="float">
            <text:p>499.3633117775</text:p>
          </table:table-cell>
          <table:table-cell table:style-name="ce4" table:formula="of:=(12/([.F26]*10^(-3)))/1000" office:value-type="float" office:value="5476.32629777524" calcext:value-type="float">
            <text:p>5476.3262977753</text:p>
          </table:table-cell>
          <table:table-cell table:style-name="ce4" table:formula="of:=(12/([.G26]*10^(-3)))/1000" office:value-type="float" office:value="3807.22738665567" calcext:value-type="float">
            <text:p>3807.2273866557</text:p>
          </table:table-cell>
          <table:table-cell table:style-name="ce4" table:formula="of:=(12/([.H26]*10^(-3)))/1000" office:value-type="float" office:value="5331.55614795068" calcext:value-type="float">
            <text:p>5331.5561479507</text:p>
          </table:table-cell>
          <table:table-cell table:number-columns-repeated="2"/>
          <table:table-cell office:value-type="float" office:value="6678" calcext:value-type="float">
            <text:p>6678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ce2" office:value-type="float" office:value="4933" calcext:value-type="float">
            <text:p>4933</text:p>
          </table:table-cell>
          <table:table-cell table:style-name="Default" table:number-columns-repeated="5"/>
          <table:table-cell table:style-name="ce2" table:formula="of:=[.C26]+[.D26]+[.E26]" office:value-type="float" office:value="0.07383295" calcext:value-type="float">
            <text:p>0.07383295</text:p>
          </table:table-cell>
          <table:table-cell table:number-columns-repeated="2"/>
          <table:table-cell office:value-type="float" office:value="6792" calcext:value-type="float">
            <text:p>6792</text:p>
          </table:table-cell>
          <table:table-cell table:number-columns-repeated="997"/>
        </table:table-row>
        <table:table-row table:style-name="ro1">
          <table:table-cell table:number-columns-repeated="10"/>
          <table:table-cell office:value-type="float" office:value="6487" calcext:value-type="float">
            <text:p>6487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ce6" office:value-type="string" calcext:value-type="string" table:number-columns-spanned="7" table:number-rows-spanned="1">
            <text:p>Q8</text:p>
          </table:table-cell>
          <table:covered-table-cell table:number-columns-repeated="2" table:style-name="Default"/>
          <table:covered-table-cell table:number-columns-repeated="3"/>
          <table:covered-table-cell table:style-name="ce9"/>
          <table:table-cell table:number-columns-repeated="2"/>
          <table:table-cell office:value-type="float" office:value="6563" calcext:value-type="float">
            <text:p>6563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ce7" office:value-type="string" calcext:value-type="string" table:number-columns-spanned="7" table:number-rows-spanned="1">
            <text:p>No_csr</text:p>
          </table:table-cell>
          <table:covered-table-cell table:number-columns-repeated="2" table:style-name="Default"/>
          <table:covered-table-cell table:number-columns-repeated="3"/>
          <table:covered-table-cell table:style-name="ce9"/>
          <table:table-cell table:number-columns-repeated="2"/>
          <table:table-cell office:value-type="float" office:value="6184" calcext:value-type="float">
            <text:p>6184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occupancy</text:p>
          </table:table-cell>
          <table:table-cell table:style-name="ce8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8"/>
          <table:table-cell table:style-name="Default"/>
          <table:table-cell table:style-name="Default" office:value-type="string" calcext:value-type="string">
            <text:p>occupancy</text:p>
          </table:table-cell>
          <table:table-cell office:value-type="float" office:value="6639" calcext:value-type="float">
            <text:p>6639</text:p>
          </table:table-cell>
          <table:table-cell table:number-columns-repeated="997"/>
        </table:table-row>
        <table:table-row table:style-name="ro1">
          <table:table-cell table:style-name="ce5" office:value-type="percentage" office:value="0.5" calcext:value-type="percentage">
            <text:p>50.00%</text:p>
          </table:table-cell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ce2" office:value-type="string" calcext:value-type="string">
            <text:p>FB_metrics</text:p>
          </table:table-cell>
          <table:table-cell table:style-name="ce5" office:value-type="percentage" office:value="1" calcext:value-type="percentage">
            <text:p>100.00%</text:p>
          </table:table-cell>
          <table:table-cell office:value-type="float" office:value="6372" calcext:value-type="float">
            <text:p>6372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0.4224" calcext:value-type="float">
            <text:p>0.4224</text:p>
          </table:table-cell>
          <table:table-cell table:style-name="ce2" office:value-type="float" office:value="44.254" calcext:value-type="float">
            <text:p>44.254</text:p>
          </table:table-cell>
          <table:table-cell table:style-name="ce2" office:value-type="float" office:value="20.336" calcext:value-type="float">
            <text:p>20.336</text:p>
          </table:table-cell>
          <table:table-cell table:style-name="ce2" office:value-type="float" office:value="25.33" calcext:value-type="float">
            <text:p>25.33</text:p>
          </table:table-cell>
          <table:table-cell table:style-name="ce2" office:value-type="float" office:value="2.082" calcext:value-type="float">
            <text:p>2.082</text:p>
          </table:table-cell>
          <table:table-cell table:style-name="ce2" office:value-type="float" office:value="3.073" calcext:value-type="float">
            <text:p>3.073</text:p>
          </table:table-cell>
          <table:table-cell table:style-name="ce2" office:value-type="float" office:value="2.401" calcext:value-type="float">
            <text:p>2.401</text:p>
          </table:table-cell>
          <table:table-cell table:style-name="ce2" office:value-type="string" calcext:value-type="string">
            <text:p>CN</text:p>
          </table:table-cell>
          <table:table-cell table:style-name="ce5" office:value-type="percentage" office:value="0.86" calcext:value-type="percentage">
            <text:p>86.00%</text:p>
          </table:table-cell>
          <table:table-cell office:value-type="float" office:value="6678" calcext:value-type="float">
            <text:p>6678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0.5648" calcext:value-type="float">
            <text:p>0.5648</text:p>
          </table:table-cell>
          <table:table-cell table:style-name="ce2" office:value-type="float" office:value="44.658" calcext:value-type="float">
            <text:p>44.658</text:p>
          </table:table-cell>
          <table:table-cell table:style-name="ce2" office:value-type="float" office:value="20.328" calcext:value-type="float">
            <text:p>20.328</text:p>
          </table:table-cell>
          <table:table-cell table:style-name="ce2" office:value-type="float" office:value="25.387" calcext:value-type="float">
            <text:p>25.387</text:p>
          </table:table-cell>
          <table:table-cell table:style-name="ce2" office:value-type="float" office:value="2.24" calcext:value-type="float">
            <text:p>2.24</text:p>
          </table:table-cell>
          <table:table-cell table:style-name="ce2" office:value-type="float" office:value="3.361" calcext:value-type="float">
            <text:p>3.361</text:p>
          </table:table-cell>
          <table:table-cell table:style-name="ce2" office:value-type="float" office:value="2.113" calcext:value-type="float">
            <text:p>2.113</text:p>
          </table:table-cell>
          <table:table-cell table:style-name="ce2" office:value-type="string" calcext:value-type="string">
            <text:p>VN</text:p>
          </table:table-cell>
          <table:table-cell table:style-name="ce5" office:value-type="percentage" office:value="0.86" calcext:value-type="percentage">
            <text:p>86.00%</text:p>
          </table:table-cell>
          <table:table-cell office:value-type="float" office:value="6410" calcext:value-type="float">
            <text:p>6410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0.68304" calcext:value-type="float">
            <text:p>0.68304</text:p>
          </table:table-cell>
          <table:table-cell table:style-name="ce2" office:value-type="float" office:value="44.182" calcext:value-type="float">
            <text:p>44.182</text:p>
          </table:table-cell>
          <table:table-cell table:style-name="ce2" office:value-type="float" office:value="20.201" calcext:value-type="float">
            <text:p>20.201</text:p>
          </table:table-cell>
          <table:table-cell table:style-name="ce2" office:value-type="float" office:value="25.358" calcext:value-type="float">
            <text:p>25.358</text:p>
          </table:table-cell>
          <table:table-cell table:style-name="ce2" office:value-type="float" office:value="2.241" calcext:value-type="float">
            <text:p>2.241</text:p>
          </table:table-cell>
          <table:table-cell table:style-name="ce2" office:value-type="float" office:value="2.88" calcext:value-type="float">
            <text:p>2.88</text:p>
          </table:table-cell>
          <table:table-cell table:style-name="ce2" office:value-type="float" office:value="2.338" calcext:value-type="float">
            <text:p>2.338</text:p>
          </table:table-cell>
          <table:table-cell table:number-columns-repeated="2"/>
          <table:table-cell office:value-type="float" office:value="6410" calcext:value-type="float">
            <text:p>6410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0.406208" calcext:value-type="float">
            <text:p>0.406208</text:p>
          </table:table-cell>
          <table:table-cell table:style-name="ce2" office:value-type="float" office:value="44.596" calcext:value-type="float">
            <text:p>44.596</text:p>
          </table:table-cell>
          <table:table-cell table:style-name="ce2" office:value-type="float" office:value="20.426" calcext:value-type="float">
            <text:p>20.426</text:p>
          </table:table-cell>
          <table:table-cell table:style-name="ce2" office:value-type="float" office:value="25.45" calcext:value-type="float">
            <text:p>25.45</text:p>
          </table:table-cell>
          <table:table-cell table:style-name="ce2" office:value-type="float" office:value="2.37" calcext:value-type="float">
            <text:p>2.37</text:p>
          </table:table-cell>
          <table:table-cell table:style-name="ce2" office:value-type="float" office:value="3.072" calcext:value-type="float">
            <text:p>3.072</text:p>
          </table:table-cell>
          <table:table-cell table:style-name="ce2" office:value-type="float" office:value="2.496" calcext:value-type="float">
            <text:p>2.496</text:p>
          </table:table-cell>
          <table:table-cell table:number-columns-repeated="2"/>
          <table:table-cell office:value-type="float" office:value="6525" calcext:value-type="float">
            <text:p>6525</text:p>
          </table:table-cell>
          <table:table-cell table:number-columns-repeated="997"/>
        </table:table-row>
        <table:table-row table:style-name="ro1">
          <table:table-cell/>
          <table:table-cell table:style-name="Default" office:value-type="float" office:value="0.629152" calcext:value-type="float">
            <text:p>0.629152</text:p>
          </table:table-cell>
          <table:table-cell table:style-name="ce2" office:value-type="float" office:value="44.378" calcext:value-type="float">
            <text:p>44.378</text:p>
          </table:table-cell>
          <table:table-cell table:style-name="ce2" office:value-type="float" office:value="19.982" calcext:value-type="float">
            <text:p>19.982</text:p>
          </table:table-cell>
          <table:table-cell table:style-name="ce2" office:value-type="float" office:value="25.391" calcext:value-type="float">
            <text:p>25.391</text:p>
          </table:table-cell>
          <table:table-cell table:style-name="ce2" office:value-type="float" office:value="2.177" calcext:value-type="float">
            <text:p>2.177</text:p>
          </table:table-cell>
          <table:table-cell table:style-name="ce2" office:value-type="float" office:value="2.944" calcext:value-type="float">
            <text:p>2.944</text:p>
          </table:table-cell>
          <table:table-cell table:style-name="ce2" office:value-type="float" office:value="2.24" calcext:value-type="float">
            <text:p>2.24</text:p>
          </table:table-cell>
          <table:table-cell table:number-columns-repeated="2"/>
          <table:table-cell office:value-type="float" office:value="6258" calcext:value-type="float">
            <text:p>6258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0.53712" calcext:value-type="float">
            <text:p>0.53712</text:p>
          </table:table-cell>
          <table:table-cell table:style-name="ce2" office:value-type="float" office:value="44.148" calcext:value-type="float">
            <text:p>44.148</text:p>
          </table:table-cell>
          <table:table-cell table:style-name="ce2" office:value-type="float" office:value="19.912" calcext:value-type="float">
            <text:p>19.912</text:p>
          </table:table-cell>
          <table:table-cell table:style-name="ce2" office:value-type="float" office:value="25.385" calcext:value-type="float">
            <text:p>25.385</text:p>
          </table:table-cell>
          <table:table-cell table:style-name="ce2" office:value-type="float" office:value="2.081" calcext:value-type="float">
            <text:p>2.081</text:p>
          </table:table-cell>
          <table:table-cell table:style-name="ce2" office:value-type="float" office:value="2.914" calcext:value-type="float">
            <text:p>2.914</text:p>
          </table:table-cell>
          <table:table-cell table:style-name="ce2" office:value-type="float" office:value="2.402" calcext:value-type="float">
            <text:p>2.402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547904" calcext:value-type="float">
            <text:p>0.547904</text:p>
          </table:table-cell>
          <table:table-cell table:style-name="ce11" office:value-type="float" office:value="44.917" calcext:value-type="float">
            <text:p>44.917</text:p>
          </table:table-cell>
          <table:table-cell table:style-name="ce11" office:value-type="float" office:value="20.041" calcext:value-type="float">
            <text:p>20.041</text:p>
          </table:table-cell>
          <table:table-cell table:style-name="ce2" office:value-type="float" office:value="25.195" calcext:value-type="float">
            <text:p>25.195</text:p>
          </table:table-cell>
          <table:table-cell table:style-name="ce2" office:value-type="float" office:value="2.24" calcext:value-type="float">
            <text:p>2.24</text:p>
          </table:table-cell>
          <table:table-cell table:style-name="ce2" office:value-type="float" office:value="3.394" calcext:value-type="float">
            <text:p>3.394</text:p>
          </table:table-cell>
          <table:table-cell table:style-name="ce2" office:value-type="float" office:value="2.274" calcext:value-type="float">
            <text:p>2.274</text:p>
          </table:table-cell>
          <table:table-cell table:number-columns-repeated="1000"/>
        </table:table-row>
        <table:table-row table:style-name="ro1">
          <table:table-cell/>
          <table:table-cell table:style-name="Default" office:value-type="float" office:value="0.54336" calcext:value-type="float">
            <text:p>0.54336</text:p>
          </table:table-cell>
          <table:table-cell table:style-name="ce2" office:value-type="float" office:value="44.372" calcext:value-type="float">
            <text:p>44.372</text:p>
          </table:table-cell>
          <table:table-cell table:style-name="ce2" office:value-type="float" office:value="19.977" calcext:value-type="float">
            <text:p>19.977</text:p>
          </table:table-cell>
          <table:table-cell table:style-name="ce2" office:value-type="float" office:value="25.612" calcext:value-type="float">
            <text:p>25.612</text:p>
          </table:table-cell>
          <table:table-cell table:style-name="ce2" office:value-type="float" office:value="2.242" calcext:value-type="float">
            <text:p>2.242</text:p>
          </table:table-cell>
          <table:table-cell table:style-name="ce2" office:value-type="float" office:value="2.819" calcext:value-type="float">
            <text:p>2.819</text:p>
          </table:table-cell>
          <table:table-cell table:style-name="ce2" office:value-type="float" office:value="2.272" calcext:value-type="float">
            <text:p>2.272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56688" calcext:value-type="float">
            <text:p>0.56688</text:p>
          </table:table-cell>
          <table:table-cell table:style-name="ce11" office:value-type="float" office:value="44.02" calcext:value-type="float">
            <text:p>44.02</text:p>
          </table:table-cell>
          <table:table-cell table:style-name="ce11" office:value-type="float" office:value="20.457" calcext:value-type="float">
            <text:p>20.457</text:p>
          </table:table-cell>
          <table:table-cell table:style-name="ce11" office:value-type="float" office:value="25.13" calcext:value-type="float">
            <text:p>25.13</text:p>
          </table:table-cell>
          <table:table-cell table:style-name="ce11" office:value-type="float" office:value="2.113" calcext:value-type="float">
            <text:p>2.113</text:p>
          </table:table-cell>
          <table:table-cell table:style-name="ce11" office:value-type="float" office:value="3.105" calcext:value-type="float">
            <text:p>3.105</text:p>
          </table:table-cell>
          <table:table-cell table:style-name="ce2" office:value-type="float" office:value="2.625" calcext:value-type="float">
            <text:p>2.625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544192" calcext:value-type="float">
            <text:p>0.544192</text:p>
          </table:table-cell>
          <table:table-cell table:style-name="ce11" office:value-type="float" office:value="43.999" calcext:value-type="float">
            <text:p>43.999</text:p>
          </table:table-cell>
          <table:table-cell table:style-name="ce11" office:value-type="float" office:value="20.203" calcext:value-type="float">
            <text:p>20.203</text:p>
          </table:table-cell>
          <table:table-cell table:style-name="ce11" office:value-type="float" office:value="25.297" calcext:value-type="float">
            <text:p>25.297</text:p>
          </table:table-cell>
          <table:table-cell table:style-name="ce11" office:value-type="float" office:value="2.209" calcext:value-type="float">
            <text:p>2.209</text:p>
          </table:table-cell>
          <table:table-cell table:style-name="ce11" office:value-type="float" office:value="3.299" calcext:value-type="float">
            <text:p>3.299</text:p>
          </table:table-cell>
          <table:table-cell table:style-name="ce2" office:value-type="float" office:value="2.497" calcext:value-type="float">
            <text:p>2.497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42416" calcext:value-type="float">
            <text:p>0.42416</text:p>
          </table:table-cell>
          <table:table-cell table:style-name="ce11" office:value-type="float" office:value="44.788" calcext:value-type="float">
            <text:p>44.788</text:p>
          </table:table-cell>
          <table:table-cell table:style-name="ce11" office:value-type="float" office:value="20.361" calcext:value-type="float">
            <text:p>20.361</text:p>
          </table:table-cell>
          <table:table-cell table:style-name="ce11" office:value-type="float" office:value="25.355" calcext:value-type="float">
            <text:p>25.355</text:p>
          </table:table-cell>
          <table:table-cell table:style-name="ce11" office:value-type="float" office:value="2.113" calcext:value-type="float">
            <text:p>2.113</text:p>
          </table:table-cell>
          <table:table-cell table:style-name="ce11" office:value-type="float" office:value="3.169" calcext:value-type="float">
            <text:p>3.169</text:p>
          </table:table-cell>
          <table:table-cell table:style-name="ce11" office:value-type="float" office:value="2.24" calcext:value-type="float">
            <text:p>2.24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49392" calcext:value-type="float">
            <text:p>0.49392</text:p>
          </table:table-cell>
          <table:table-cell table:style-name="ce11" office:value-type="float" office:value="44.514" calcext:value-type="float">
            <text:p>44.514</text:p>
          </table:table-cell>
          <table:table-cell table:style-name="ce11" office:value-type="float" office:value="20.077" calcext:value-type="float">
            <text:p>20.077</text:p>
          </table:table-cell>
          <table:table-cell table:style-name="ce11" office:value-type="float" office:value="25.554" calcext:value-type="float">
            <text:p>25.554</text:p>
          </table:table-cell>
          <table:table-cell table:style-name="ce11" office:value-type="float" office:value="2.145" calcext:value-type="float">
            <text:p>2.145</text:p>
          </table:table-cell>
          <table:table-cell table:style-name="ce11" office:value-type="float" office:value="3.522" calcext:value-type="float">
            <text:p>3.522</text:p>
          </table:table-cell>
          <table:table-cell table:style-name="ce11" office:value-type="float" office:value="2.273" calcext:value-type="float">
            <text:p>2.273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552672" calcext:value-type="float">
            <text:p>0.552672</text:p>
          </table:table-cell>
          <table:table-cell table:style-name="ce11" office:value-type="float" office:value="44.179" calcext:value-type="float">
            <text:p>44.179</text:p>
          </table:table-cell>
          <table:table-cell table:style-name="ce11" office:value-type="float" office:value="20.042" calcext:value-type="float">
            <text:p>20.042</text:p>
          </table:table-cell>
          <table:table-cell table:style-name="ce11" office:value-type="float" office:value="24.971" calcext:value-type="float">
            <text:p>24.971</text:p>
          </table:table-cell>
          <table:table-cell table:style-name="ce11" office:value-type="float" office:value="2.24" calcext:value-type="float">
            <text:p>2.24</text:p>
          </table:table-cell>
          <table:table-cell table:style-name="ce11" office:value-type="float" office:value="3.106" calcext:value-type="float">
            <text:p>3.106</text:p>
          </table:table-cell>
          <table:table-cell table:style-name="ce11" office:value-type="float" office:value="2.177" calcext:value-type="float">
            <text:p>2.177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42" calcext:value-type="float">
            <text:p>0.42</text:p>
          </table:table-cell>
          <table:table-cell table:style-name="ce11" office:value-type="float" office:value="44.095" calcext:value-type="float">
            <text:p>44.095</text:p>
          </table:table-cell>
          <table:table-cell table:style-name="ce11" office:value-type="float" office:value="20.238" calcext:value-type="float">
            <text:p>20.238</text:p>
          </table:table-cell>
          <table:table-cell table:style-name="ce11" office:value-type="float" office:value="25.202" calcext:value-type="float">
            <text:p>25.202</text:p>
          </table:table-cell>
          <table:table-cell table:style-name="ce11" office:value-type="float" office:value="2.177" calcext:value-type="float">
            <text:p>2.177</text:p>
          </table:table-cell>
          <table:table-cell table:style-name="ce11" office:value-type="float" office:value="3.139" calcext:value-type="float">
            <text:p>3.139</text:p>
          </table:table-cell>
          <table:table-cell table:style-name="ce11" office:value-type="float" office:value="2.241" calcext:value-type="float">
            <text:p>2.241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610528" calcext:value-type="float">
            <text:p>0.610528</text:p>
          </table:table-cell>
          <table:table-cell table:style-name="ce11" office:value-type="float" office:value="44.034" calcext:value-type="float">
            <text:p>44.034</text:p>
          </table:table-cell>
          <table:table-cell table:style-name="ce11" office:value-type="float" office:value="20.14" calcext:value-type="float">
            <text:p>20.14</text:p>
          </table:table-cell>
          <table:table-cell table:style-name="ce11" office:value-type="float" office:value="25.618" calcext:value-type="float">
            <text:p>25.618</text:p>
          </table:table-cell>
          <table:table-cell table:style-name="ce11" office:value-type="float" office:value="2.433" calcext:value-type="float">
            <text:p>2.433</text:p>
          </table:table-cell>
          <table:table-cell table:style-name="ce11" office:value-type="float" office:value="3.075" calcext:value-type="float">
            <text:p>3.075</text:p>
          </table:table-cell>
          <table:table-cell table:style-name="ce11" office:value-type="float" office:value="2.402" calcext:value-type="float">
            <text:p>2.402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55488" calcext:value-type="float">
            <text:p>0.55488</text:p>
          </table:table-cell>
          <table:table-cell table:style-name="ce2" office:value-type="float" office:value="44.439" calcext:value-type="float">
            <text:p>44.439</text:p>
          </table:table-cell>
          <table:table-cell table:style-name="ce2" office:value-type="float" office:value="20.587" calcext:value-type="float">
            <text:p>20.587</text:p>
          </table:table-cell>
          <table:table-cell table:style-name="ce2" office:value-type="float" office:value="24.942" calcext:value-type="float">
            <text:p>24.942</text:p>
          </table:table-cell>
          <table:table-cell table:style-name="ce2" office:value-type="float" office:value="2.273" calcext:value-type="float">
            <text:p>2.273</text:p>
          </table:table-cell>
          <table:table-cell table:style-name="ce2" office:value-type="float" office:value="3.171" calcext:value-type="float">
            <text:p>3.171</text:p>
          </table:table-cell>
          <table:table-cell table:style-name="ce11" office:value-type="float" office:value="2.432" calcext:value-type="float">
            <text:p>2.432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40464" calcext:value-type="float">
            <text:p>0.40464</text:p>
          </table:table-cell>
          <table:table-cell table:style-name="ce2" office:value-type="float" office:value="44.598" calcext:value-type="float">
            <text:p>44.598</text:p>
          </table:table-cell>
          <table:table-cell table:style-name="ce2" office:value-type="float" office:value="20.234" calcext:value-type="float">
            <text:p>20.234</text:p>
          </table:table-cell>
          <table:table-cell table:style-name="ce2" office:value-type="float" office:value="25.519" calcext:value-type="float">
            <text:p>25.519</text:p>
          </table:table-cell>
          <table:table-cell table:style-name="ce2" office:value-type="float" office:value="2.272" calcext:value-type="float">
            <text:p>2.272</text:p>
          </table:table-cell>
          <table:table-cell table:style-name="ce2" office:value-type="float" office:value="3.204" calcext:value-type="float">
            <text:p>3.204</text:p>
          </table:table-cell>
          <table:table-cell table:style-name="ce11" office:value-type="float" office:value="2.209" calcext:value-type="float">
            <text:p>2.209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5776" calcext:value-type="float">
            <text:p>0.5776</text:p>
          </table:table-cell>
          <table:table-cell table:style-name="ce2" office:value-type="float" office:value="44.03" calcext:value-type="float">
            <text:p>44.03</text:p>
          </table:table-cell>
          <table:table-cell table:style-name="ce2" office:value-type="float" office:value="20.176" calcext:value-type="float">
            <text:p>20.176</text:p>
          </table:table-cell>
          <table:table-cell table:style-name="ce2" office:value-type="float" office:value="25.394" calcext:value-type="float">
            <text:p>25.394</text:p>
          </table:table-cell>
          <table:table-cell table:style-name="ce2" office:value-type="float" office:value="2.211" calcext:value-type="float">
            <text:p>2.211</text:p>
          </table:table-cell>
          <table:table-cell table:style-name="ce2" office:value-type="float" office:value="2.564" calcext:value-type="float">
            <text:p>2.564</text:p>
          </table:table-cell>
          <table:table-cell table:style-name="ce2" office:value-type="float" office:value="2.209" calcext:value-type="float">
            <text:p>2.209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41808" calcext:value-type="float">
            <text:p>0.41808</text:p>
          </table:table-cell>
          <table:table-cell table:style-name="ce2" office:value-type="float" office:value="44.596" calcext:value-type="float">
            <text:p>44.596</text:p>
          </table:table-cell>
          <table:table-cell table:style-name="ce2" office:value-type="float" office:value="20.395" calcext:value-type="float">
            <text:p>20.395</text:p>
          </table:table-cell>
          <table:table-cell table:style-name="ce2" office:value-type="float" office:value="25.419" calcext:value-type="float">
            <text:p>25.419</text:p>
          </table:table-cell>
          <table:table-cell table:style-name="ce2" office:value-type="float" office:value="2.369" calcext:value-type="float">
            <text:p>2.369</text:p>
          </table:table-cell>
          <table:table-cell table:style-name="ce2" office:value-type="float" office:value="3.201" calcext:value-type="float">
            <text:p>3.201</text:p>
          </table:table-cell>
          <table:table-cell office:value-type="float" office:value="2.305" calcext:value-type="float">
            <text:p>2.305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536512" calcext:value-type="float">
            <text:p>0.536512</text:p>
          </table:table-cell>
          <table:table-cell table:style-name="ce2" office:value-type="float" office:value="43.775" calcext:value-type="float">
            <text:p>43.775</text:p>
          </table:table-cell>
          <table:table-cell table:style-name="ce2" office:value-type="float" office:value="19.853" calcext:value-type="float">
            <text:p>19.853</text:p>
          </table:table-cell>
          <table:table-cell table:style-name="ce2" office:value-type="float" office:value="25.328" calcext:value-type="float">
            <text:p>25.328</text:p>
          </table:table-cell>
          <table:table-cell table:style-name="ce2" office:value-type="float" office:value="2.113" calcext:value-type="float">
            <text:p>2.113</text:p>
          </table:table-cell>
          <table:table-cell table:style-name="ce2" office:value-type="float" office:value="2.785" calcext:value-type="float">
            <text:p>2.785</text:p>
          </table:table-cell>
          <table:table-cell office:value-type="float" office:value="2.531" calcext:value-type="float">
            <text:p>2.531</text:p>
          </table:table-cell>
          <table:table-cell table:number-columns-repeated="1000"/>
        </table:table-row>
        <table:table-row table:style-name="ro1"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36:.B55])" office:value-type="float" office:value="0.5219024" calcext:value-type="float">
            <text:p>0.5219024</text:p>
          </table:table-cell>
          <table:table-cell table:style-name="ce3" table:formula="of:=AVERAGE([.C36:.C55])/1000" office:value-type="float" office:value="0.0443286" calcext:value-type="float">
            <text:p>0.0443286</text:p>
          </table:table-cell>
          <table:table-cell table:style-name="ce3" table:formula="of:=AVERAGE([.D36:.D55])/1000" office:value-type="float" office:value="0.0201983" calcext:value-type="float">
            <text:p>0.0201983</text:p>
          </table:table-cell>
          <table:table-cell table:style-name="ce3" table:formula="of:=AVERAGE([.E36:.E55])/1000" office:value-type="float" office:value="0.02534185" calcext:value-type="float">
            <text:p>0.02534185</text:p>
          </table:table-cell>
          <table:table-cell table:style-name="ce3" table:formula="of:=AVERAGE([.F36:.F55])/1000" office:value-type="float" office:value="0.00221705" calcext:value-type="float">
            <text:p>0.00221705</text:p>
          </table:table-cell>
          <table:table-cell table:style-name="ce3" table:formula="of:=AVERAGE([.G36:.G55])/1000" office:value-type="float" office:value="0.00308985" calcext:value-type="float">
            <text:p>0.00308985</text:p>
          </table:table-cell>
          <table:table-cell table:style-name="ce3" table:formula="of:=AVERAGE([.H36:.H55])/1000" office:value-type="float" office:value="0.00233385" calcext:value-type="float">
            <text:p>0.00233385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36:.B55])" office:value-type="float" office:value="0.0810901151886299" calcext:value-type="float">
            <text:p>0.0810901152</text:p>
          </table:table-cell>
          <table:table-cell table:style-name="ce3" table:formula="of:=STDEV([.C36:.C55])" office:value-type="float" office:value="0.303934792175454" calcext:value-type="float">
            <text:p>0.3039347922</text:p>
          </table:table-cell>
          <table:table-cell table:style-name="ce3" table:formula="of:=STDEV([.D36:.D55])/1000" office:value-type="float" office:value="0.000197141173034105" calcext:value-type="float">
            <text:p>0.0001971412</text:p>
          </table:table-cell>
          <table:table-cell table:style-name="ce3" table:formula="of:=STDEV([.E36:.E55])/1000" office:value-type="float" office:value="0.000183318036841929" calcext:value-type="float">
            <text:p>0.000183318</text:p>
          </table:table-cell>
          <table:table-cell table:style-name="ce3" table:formula="of:=STDEV([.F36:.F55])/1000" office:value-type="float" office:value="0.0000972709049375425" calcext:value-type="float">
            <text:p>9.72709049375425E-05</text:p>
          </table:table-cell>
          <table:table-cell table:style-name="ce3" table:formula="of:=STDEV([.G36:.G55])/1000" office:value-type="float" office:value="0.000226824131965947" calcext:value-type="float">
            <text:p>0.0002268241</text:p>
          </table:table-cell>
          <table:table-cell table:style-name="ce3" table:formula="of:=STDEV([.H36:.H55])/1000" office:value-type="float" office:value="0.000134306513146921" calcext:value-type="float">
            <text:p>0.0001343065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58]/[.B57])*100" office:value-type="float" office:value="15.537409904348" calcext:value-type="float">
            <text:p>15.5374099043</text:p>
          </table:table-cell>
          <table:table-cell table:style-name="ce3" table:formula="of:=([.C58]/[.C57])*100" office:value-type="float" office:value="685.640404108079" calcext:value-type="float">
            <text:p>685.6404041081</text:p>
          </table:table-cell>
          <table:table-cell table:style-name="ce3" table:formula="of:=([.D58]/[.D57])*100" office:value-type="float" office:value="0.976028542174863" calcext:value-type="float">
            <text:p>0.9760285422</text:p>
          </table:table-cell>
          <table:table-cell table:style-name="ce3" table:formula="of:=([.E58]/[.E57])*100" office:value-type="float" office:value="0.72338064048966" calcext:value-type="float">
            <text:p>0.7233806405</text:p>
          </table:table-cell>
          <table:table-cell table:style-name="ce3" table:formula="of:=([.F58]/[.F57])*100" office:value-type="float" office:value="4.38740240127839" calcext:value-type="float">
            <text:p>4.3874024013</text:p>
          </table:table-cell>
          <table:table-cell table:style-name="ce3" table:formula="of:=([.G58]/[.G57])*100" office:value-type="float" office:value="7.34094315147812" calcext:value-type="float">
            <text:p>7.3409431515</text:p>
          </table:table-cell>
          <table:table-cell table:style-name="ce3" table:formula="of:=([.H58]/[.H57])*100" office:value-type="float" office:value="5.75471916133948" calcext:value-type="float">
            <text:p>5.7547191613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3*14)/([.B57]*10^(-3)))/1000" office:value-type="float" office:value="80.4748167473459" calcext:value-type="float">
            <text:p>80.4748167473</text:p>
          </table:table-cell>
          <table:table-cell table:style-name="ce4" table:formula="of:=((3*14)/([.C57]*10^(-3)))/1000" office:value-type="float" office:value="947.469579458859" calcext:value-type="float">
            <text:p>947.4695794589</text:p>
          </table:table-cell>
          <table:table-cell table:style-name="ce4" table:formula="of:=((3*14)/([.D57]*10^(-3)))/1000" office:value-type="float" office:value="2079.38291836442" calcext:value-type="float">
            <text:p>2079.3829183644</text:p>
          </table:table-cell>
          <table:table-cell table:style-name="ce4" table:formula="of:=((3*14)/([.E57]*10^(-3)))/1000" office:value-type="float" office:value="1657.33756612086" calcext:value-type="float">
            <text:p>1657.3375661209</text:p>
          </table:table-cell>
          <table:table-cell table:style-name="ce4" table:formula="of:=((3*14)/([.F57]*10^(-3)))/1000" office:value-type="float" office:value="18944.0923750028" calcext:value-type="float">
            <text:p>18944.0923750028</text:p>
          </table:table-cell>
          <table:table-cell table:style-name="ce4" table:formula="of:=((3*14)/([.G57]*10^(-3)))/1000" office:value-type="float" office:value="13592.8928588766" calcext:value-type="float">
            <text:p>13592.8928588766</text:p>
          </table:table-cell>
          <table:table-cell table:style-name="ce4" table:formula="of:=((3*14)/([.H57]*10^(-3)))/1000" office:value-type="float" office:value="17996.0151680699" calcext:value-type="float">
            <text:p>17996.0151680699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ce2" office:value-type="float" office:value="4979.6" calcext:value-type="float">
            <text:p>4979.6</text:p>
          </table:table-cell>
          <table:table-cell table:style-name="Default" table:number-columns-repeated="5"/>
          <table:table-cell table:style-name="ce2" table:formula="of:=[.C57]+[.D57]+[.E57]" office:value-type="float" office:value="0.08986875" calcext:value-type="float">
            <text:p>0.08986875</text:p>
          </table:table-cell>
          <table:table-cell table:number-columns-repeated="1000"/>
        </table:table-row>
        <table:table-row table:style-name="ro1">
          <table:table-cell table:number-columns-repeated="1008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Q16</text:p>
          </table:table-cell>
          <table:covered-table-cell table:number-columns-repeated="6" table:style-name="Default"/>
          <table:table-cell table:number-columns-repeated="1000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8"/>
          <table:table-cell table:number-columns-repeated="1000"/>
        </table:table-row>
        <table:table-row table:style-name="ro1">
          <table:table-cell table:style-name="ce5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3.5616" calcext:value-type="float">
            <text:p>3.5616</text:p>
          </table:table-cell>
          <table:table-cell table:style-name="ce2" office:value-type="float" office:value="2.4507" calcext:value-type="float">
            <text:p>2.4507</text:p>
          </table:table-cell>
          <table:table-cell table:style-name="ce2" office:value-type="float" office:value="729.61" calcext:value-type="float">
            <text:p>729.61</text:p>
          </table:table-cell>
          <table:table-cell table:style-name="ce2" office:value-type="float" office:value="320.94" calcext:value-type="float">
            <text:p>320.94</text:p>
          </table:table-cell>
          <table:table-cell table:style-name="ce2" office:value-type="float" office:value="3.619" calcext:value-type="float">
            <text:p>3.619</text:p>
          </table:table-cell>
          <table:table-cell table:style-name="ce2" office:value-type="float" office:value="47.387" calcext:value-type="float">
            <text:p>47.387</text:p>
          </table:table-cell>
          <table:table-cell table:style-name="ce2" office:value-type="float" office:value="74.638" calcext:value-type="float">
            <text:p>74.638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3.58064" calcext:value-type="float">
            <text:p>3.58064</text:p>
          </table:table-cell>
          <table:table-cell table:style-name="ce2" office:value-type="float" office:value="2.4541" calcext:value-type="float">
            <text:p>2.4541</text:p>
          </table:table-cell>
          <table:table-cell table:style-name="ce2" office:value-type="float" office:value="726.51" calcext:value-type="float">
            <text:p>726.51</text:p>
          </table:table-cell>
          <table:table-cell table:style-name="ce2" office:value-type="float" office:value="324.4" calcext:value-type="float">
            <text:p>324.4</text:p>
          </table:table-cell>
          <table:table-cell table:style-name="ce2" office:value-type="float" office:value="3.331" calcext:value-type="float">
            <text:p>3.331</text:p>
          </table:table-cell>
          <table:table-cell table:style-name="ce2" office:value-type="float" office:value="47.711" calcext:value-type="float">
            <text:p>47.711</text:p>
          </table:table-cell>
          <table:table-cell table:style-name="ce2" office:value-type="float" office:value="74.029" calcext:value-type="float">
            <text:p>74.029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3.56928" calcext:value-type="float">
            <text:p>3.56928</text:p>
          </table:table-cell>
          <table:table-cell table:style-name="ce2" office:value-type="float" office:value="2.4531" calcext:value-type="float">
            <text:p>2.4531</text:p>
          </table:table-cell>
          <table:table-cell table:style-name="ce2" office:value-type="float" office:value="730.09" calcext:value-type="float">
            <text:p>730.09</text:p>
          </table:table-cell>
          <table:table-cell table:style-name="ce2" office:value-type="float" office:value="322.57" calcext:value-type="float">
            <text:p>322.57</text:p>
          </table:table-cell>
          <table:table-cell table:style-name="ce2" office:value-type="float" office:value="3.331" calcext:value-type="float">
            <text:p>3.331</text:p>
          </table:table-cell>
          <table:table-cell table:style-name="ce2" office:value-type="float" office:value="48.191" calcext:value-type="float">
            <text:p>48.191</text:p>
          </table:table-cell>
          <table:table-cell table:style-name="ce2" office:value-type="float" office:value="74.96" calcext:value-type="float">
            <text:p>74.96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3.577248" calcext:value-type="float">
            <text:p>3.577248</text:p>
          </table:table-cell>
          <table:table-cell table:style-name="ce2" office:value-type="float" office:value="2.4271" calcext:value-type="float">
            <text:p>2.4271</text:p>
          </table:table-cell>
          <table:table-cell table:style-name="ce2" office:value-type="float" office:value="718.75" calcext:value-type="float">
            <text:p>718.75</text:p>
          </table:table-cell>
          <table:table-cell table:style-name="ce2" office:value-type="float" office:value="323.71" calcext:value-type="float">
            <text:p>323.71</text:p>
          </table:table-cell>
          <table:table-cell table:style-name="ce2" office:value-type="float" office:value="3.265" calcext:value-type="float">
            <text:p>3.265</text:p>
          </table:table-cell>
          <table:table-cell table:style-name="ce2" office:value-type="float" office:value="48.369" calcext:value-type="float">
            <text:p>48.369</text:p>
          </table:table-cell>
          <table:table-cell table:style-name="ce2" office:value-type="float" office:value="76.19" calcext:value-type="float">
            <text:p>76.19</text:p>
          </table:table-cell>
          <table:table-cell table:number-columns-repeated="1000"/>
        </table:table-row>
        <table:table-row table:style-name="ro1">
          <table:table-cell/>
          <table:table-cell table:style-name="Default" office:value-type="float" office:value="3.57632" calcext:value-type="float">
            <text:p>3.57632</text:p>
          </table:table-cell>
          <table:table-cell table:style-name="ce2" office:value-type="float" office:value="2.4329" calcext:value-type="float">
            <text:p>2.4329</text:p>
          </table:table-cell>
          <table:table-cell table:style-name="ce2" office:value-type="float" office:value="719.3" calcext:value-type="float">
            <text:p>719.3</text:p>
          </table:table-cell>
          <table:table-cell table:style-name="ce2" office:value-type="float" office:value="321.81" calcext:value-type="float">
            <text:p>321.81</text:p>
          </table:table-cell>
          <table:table-cell table:style-name="ce2" office:value-type="float" office:value="3.363" calcext:value-type="float">
            <text:p>3.363</text:p>
          </table:table-cell>
          <table:table-cell table:style-name="ce2" office:value-type="float" office:value="47.665" calcext:value-type="float">
            <text:p>47.665</text:p>
          </table:table-cell>
          <table:table-cell table:style-name="ce2" office:value-type="float" office:value="75.546" calcext:value-type="float">
            <text:p>75.546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3.57536" calcext:value-type="float">
            <text:p>3.57536</text:p>
          </table:table-cell>
          <table:table-cell table:style-name="ce2" office:value-type="float" office:value="2.4352" calcext:value-type="float">
            <text:p>2.4352</text:p>
          </table:table-cell>
          <table:table-cell table:style-name="ce2" office:value-type="float" office:value="723.56" calcext:value-type="float">
            <text:p>723.56</text:p>
          </table:table-cell>
          <table:table-cell table:style-name="ce2" office:value-type="float" office:value="322.31" calcext:value-type="float">
            <text:p>322.31</text:p>
          </table:table-cell>
          <table:table-cell table:style-name="ce2" office:value-type="float" office:value="3.362" calcext:value-type="float">
            <text:p>3.362</text:p>
          </table:table-cell>
          <table:table-cell table:style-name="ce2" office:value-type="float" office:value="48.286" calcext:value-type="float">
            <text:p>48.286</text:p>
          </table:table-cell>
          <table:table-cell table:style-name="ce2" office:value-type="float" office:value="74.542" calcext:value-type="float">
            <text:p>74.542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3.57232" calcext:value-type="float">
            <text:p>3.57232</text:p>
          </table:table-cell>
          <table:table-cell table:style-name="ce11" office:value-type="float" office:value="2.4467" calcext:value-type="float">
            <text:p>2.4467</text:p>
          </table:table-cell>
          <table:table-cell table:style-name="ce11" office:value-type="float" office:value="731.52" calcext:value-type="float">
            <text:p>731.52</text:p>
          </table:table-cell>
          <table:table-cell table:style-name="ce2" office:value-type="float" office:value="321.74" calcext:value-type="float">
            <text:p>321.74</text:p>
          </table:table-cell>
          <table:table-cell table:style-name="ce2" office:value-type="float" office:value="3.425" calcext:value-type="float">
            <text:p>3.425</text:p>
          </table:table-cell>
          <table:table-cell table:style-name="ce2" office:value-type="float" office:value="46.75" calcext:value-type="float">
            <text:p>46.75</text:p>
          </table:table-cell>
          <table:table-cell table:style-name="ce2" office:value-type="float" office:value="73.965" calcext:value-type="float">
            <text:p>73.965</text:p>
          </table:table-cell>
          <table:table-cell table:number-columns-repeated="1000"/>
        </table:table-row>
        <table:table-row table:style-name="ro1">
          <table:table-cell/>
          <table:table-cell table:style-name="Default" office:value-type="float" office:value="3.582752" calcext:value-type="float">
            <text:p>3.582752</text:p>
          </table:table-cell>
          <table:table-cell table:style-name="ce2" office:value-type="float" office:value="2.4329" calcext:value-type="float">
            <text:p>2.4329</text:p>
          </table:table-cell>
          <table:table-cell table:style-name="ce2" office:value-type="float" office:value="726.23" calcext:value-type="float">
            <text:p>726.23</text:p>
          </table:table-cell>
          <table:table-cell table:style-name="ce2" office:value-type="float" office:value="321.44" calcext:value-type="float">
            <text:p>321.44</text:p>
          </table:table-cell>
          <table:table-cell table:style-name="ce2" office:value-type="float" office:value="3.233" calcext:value-type="float">
            <text:p>3.233</text:p>
          </table:table-cell>
          <table:table-cell table:style-name="ce2" office:value-type="float" office:value="47.901" calcext:value-type="float">
            <text:p>47.901</text:p>
          </table:table-cell>
          <table:table-cell table:style-name="ce2" office:value-type="float" office:value="74.735" calcext:value-type="float">
            <text:p>74.735</text:p>
          </table:table-cell>
          <table:table-cell table:number-columns-repeated="1000"/>
        </table:table-row>
        <table:table-row table:style-name="ro1">
          <table:table-cell/>
          <table:table-cell table:style-name="Default" office:value-type="float" office:value="3.58496" calcext:value-type="float">
            <text:p>3.58496</text:p>
          </table:table-cell>
          <table:table-cell table:style-name="ce11" office:value-type="float" office:value="2.6958" calcext:value-type="float">
            <text:p>2.6958</text:p>
          </table:table-cell>
          <table:table-cell table:style-name="ce11" office:value-type="float" office:value="729.89" calcext:value-type="float">
            <text:p>729.89</text:p>
          </table:table-cell>
          <table:table-cell table:style-name="ce11" office:value-type="float" office:value="341.14" calcext:value-type="float">
            <text:p>341.14</text:p>
          </table:table-cell>
          <table:table-cell table:style-name="ce11" office:value-type="float" office:value="3.233" calcext:value-type="float">
            <text:p>3.233</text:p>
          </table:table-cell>
          <table:table-cell table:style-name="ce11" office:value-type="float" office:value="47.292" calcext:value-type="float">
            <text:p>47.292</text:p>
          </table:table-cell>
          <table:table-cell table:style-name="ce2" office:value-type="float" office:value="76.048" calcext:value-type="float">
            <text:p>76.048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3.568" calcext:value-type="float">
            <text:p>3.568</text:p>
          </table:table-cell>
          <table:table-cell table:style-name="ce11" office:value-type="float" office:value="2.438" calcext:value-type="float">
            <text:p>2.438</text:p>
          </table:table-cell>
          <table:table-cell table:style-name="ce11" office:value-type="float" office:value="722.96" calcext:value-type="float">
            <text:p>722.96</text:p>
          </table:table-cell>
          <table:table-cell table:style-name="ce11" office:value-type="float" office:value="322.6" calcext:value-type="float">
            <text:p>322.6</text:p>
          </table:table-cell>
          <table:table-cell table:style-name="ce11" office:value-type="float" office:value="3.362" calcext:value-type="float">
            <text:p>3.362</text:p>
          </table:table-cell>
          <table:table-cell table:style-name="ce11" office:value-type="float" office:value="47.412" calcext:value-type="float">
            <text:p>47.412</text:p>
          </table:table-cell>
          <table:table-cell table:style-name="ce2" office:value-type="float" office:value="73.596" calcext:value-type="float">
            <text:p>73.596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3.57104" calcext:value-type="float">
            <text:p>3.57104</text:p>
          </table:table-cell>
          <table:table-cell table:style-name="ce11" office:value-type="float" office:value="2.4329" calcext:value-type="float">
            <text:p>2.4329</text:p>
          </table:table-cell>
          <table:table-cell table:style-name="ce11" office:value-type="float" office:value="726.02" calcext:value-type="float">
            <text:p>726.02</text:p>
          </table:table-cell>
          <table:table-cell table:style-name="ce11" office:value-type="float" office:value="326.37" calcext:value-type="float">
            <text:p>326.37</text:p>
          </table:table-cell>
          <table:table-cell table:style-name="ce11" office:value-type="float" office:value="3.521" calcext:value-type="float">
            <text:p>3.521</text:p>
          </table:table-cell>
          <table:table-cell table:style-name="ce11" office:value-type="float" office:value="48.244" calcext:value-type="float">
            <text:p>48.244</text:p>
          </table:table-cell>
          <table:table-cell table:style-name="ce11" office:value-type="float" office:value="75.71" calcext:value-type="float">
            <text:p>75.71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3.58192" calcext:value-type="float">
            <text:p>3.58192</text:p>
          </table:table-cell>
          <table:table-cell table:style-name="ce11" office:value-type="float" office:value="2.4541" calcext:value-type="float">
            <text:p>2.4541</text:p>
          </table:table-cell>
          <table:table-cell table:style-name="ce11" office:value-type="float" office:value="717.1" calcext:value-type="float">
            <text:p>717.1</text:p>
          </table:table-cell>
          <table:table-cell table:style-name="ce11" office:value-type="float" office:value="324.01" calcext:value-type="float">
            <text:p>324.01</text:p>
          </table:table-cell>
          <table:table-cell table:style-name="ce11" office:value-type="float" office:value="3.329" calcext:value-type="float">
            <text:p>3.329</text:p>
          </table:table-cell>
          <table:table-cell table:style-name="ce11" office:value-type="float" office:value="46.589" calcext:value-type="float">
            <text:p>46.589</text:p>
          </table:table-cell>
          <table:table-cell table:style-name="ce11" office:value-type="float" office:value="73.357" calcext:value-type="float">
            <text:p>73.357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3.57472" calcext:value-type="float">
            <text:p>3.57472</text:p>
          </table:table-cell>
          <table:table-cell table:style-name="ce11" office:value-type="float" office:value="2.4539" calcext:value-type="float">
            <text:p>2.4539</text:p>
          </table:table-cell>
          <table:table-cell table:style-name="ce11" office:value-type="float" office:value="718.49" calcext:value-type="float">
            <text:p>718.49</text:p>
          </table:table-cell>
          <table:table-cell table:style-name="ce11" office:value-type="float" office:value="322.85" calcext:value-type="float">
            <text:p>322.85</text:p>
          </table:table-cell>
          <table:table-cell table:style-name="ce11" office:value-type="float" office:value="3.362" calcext:value-type="float">
            <text:p>3.362</text:p>
          </table:table-cell>
          <table:table-cell table:style-name="ce11" office:value-type="float" office:value="46.356" calcext:value-type="float">
            <text:p>46.356</text:p>
          </table:table-cell>
          <table:table-cell table:style-name="ce11" office:value-type="float" office:value="73.116" calcext:value-type="float">
            <text:p>73.116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3.56064" calcext:value-type="float">
            <text:p>3.56064</text:p>
          </table:table-cell>
          <table:table-cell table:style-name="ce11" office:value-type="float" office:value="2.4495" calcext:value-type="float">
            <text:p>2.4495</text:p>
          </table:table-cell>
          <table:table-cell table:style-name="ce11" office:value-type="float" office:value="719.96" calcext:value-type="float">
            <text:p>719.96</text:p>
          </table:table-cell>
          <table:table-cell table:style-name="ce11" office:value-type="float" office:value="321.53" calcext:value-type="float">
            <text:p>321.53</text:p>
          </table:table-cell>
          <table:table-cell table:style-name="ce11" office:value-type="float" office:value="3.554" calcext:value-type="float">
            <text:p>3.554</text:p>
          </table:table-cell>
          <table:table-cell table:style-name="ce11" office:value-type="float" office:value="48.276" calcext:value-type="float">
            <text:p>48.276</text:p>
          </table:table-cell>
          <table:table-cell table:style-name="ce11" office:value-type="float" office:value="75.324" calcext:value-type="float">
            <text:p>75.324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3.5728" calcext:value-type="float">
            <text:p>3.5728</text:p>
          </table:table-cell>
          <table:table-cell table:style-name="ce11" office:value-type="float" office:value="2.4368" calcext:value-type="float">
            <text:p>2.4368</text:p>
          </table:table-cell>
          <table:table-cell table:style-name="ce11" office:value-type="float" office:value="730.24" calcext:value-type="float">
            <text:p>730.24</text:p>
          </table:table-cell>
          <table:table-cell table:style-name="ce11" office:value-type="float" office:value="319.67" calcext:value-type="float">
            <text:p>319.67</text:p>
          </table:table-cell>
          <table:table-cell table:style-name="ce11" office:value-type="float" office:value="3.488" calcext:value-type="float">
            <text:p>3.488</text:p>
          </table:table-cell>
          <table:table-cell table:style-name="ce11" office:value-type="float" office:value="47.379" calcext:value-type="float">
            <text:p>47.379</text:p>
          </table:table-cell>
          <table:table-cell table:style-name="ce11" office:value-type="float" office:value="74.397" calcext:value-type="float">
            <text:p>74.397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3.583648" calcext:value-type="float">
            <text:p>3.583648</text:p>
          </table:table-cell>
          <table:table-cell table:style-name="ce2" office:value-type="float" office:value="2.4348" calcext:value-type="float">
            <text:p>2.4348</text:p>
          </table:table-cell>
          <table:table-cell table:style-name="ce2" office:value-type="float" office:value="729.85" calcext:value-type="float">
            <text:p>729.85</text:p>
          </table:table-cell>
          <table:table-cell table:style-name="ce2" office:value-type="float" office:value="321.54" calcext:value-type="float">
            <text:p>321.54</text:p>
          </table:table-cell>
          <table:table-cell table:style-name="ce2" office:value-type="float" office:value="3.33" calcext:value-type="float">
            <text:p>3.33</text:p>
          </table:table-cell>
          <table:table-cell table:style-name="ce2" office:value-type="float" office:value="47.608" calcext:value-type="float">
            <text:p>47.608</text:p>
          </table:table-cell>
          <table:table-cell table:style-name="ce11" office:value-type="float" office:value="73.894" calcext:value-type="float">
            <text:p>73.894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3.577856" calcext:value-type="float">
            <text:p>3.577856</text:p>
          </table:table-cell>
          <table:table-cell table:style-name="ce2" office:value-type="float" office:value="2.4358" calcext:value-type="float">
            <text:p>2.4358</text:p>
          </table:table-cell>
          <table:table-cell table:style-name="ce2" office:value-type="float" office:value="726.41" calcext:value-type="float">
            <text:p>726.41</text:p>
          </table:table-cell>
          <table:table-cell table:style-name="ce2" office:value-type="float" office:value="321.51" calcext:value-type="float">
            <text:p>321.51</text:p>
          </table:table-cell>
          <table:table-cell table:style-name="ce2" office:value-type="float" office:value="3.553" calcext:value-type="float">
            <text:p>3.553</text:p>
          </table:table-cell>
          <table:table-cell table:style-name="ce2" office:value-type="float" office:value="46.685" calcext:value-type="float">
            <text:p>46.685</text:p>
          </table:table-cell>
          <table:table-cell table:style-name="ce11" office:value-type="float" office:value="73.358" calcext:value-type="float">
            <text:p>73.358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3.5752" calcext:value-type="float">
            <text:p>3.5752</text:p>
          </table:table-cell>
          <table:table-cell table:style-name="ce2" office:value-type="float" office:value="2.6559" calcext:value-type="float">
            <text:p>2.6559</text:p>
          </table:table-cell>
          <table:table-cell table:style-name="ce2" office:value-type="float" office:value="733.24" calcext:value-type="float">
            <text:p>733.24</text:p>
          </table:table-cell>
          <table:table-cell table:style-name="ce2" office:value-type="float" office:value="336.08" calcext:value-type="float">
            <text:p>336.08</text:p>
          </table:table-cell>
          <table:table-cell table:style-name="ce2" office:value-type="float" office:value="3.969" calcext:value-type="float">
            <text:p>3.969</text:p>
          </table:table-cell>
          <table:table-cell table:style-name="ce2" office:value-type="float" office:value="46.908" calcext:value-type="float">
            <text:p>46.908</text:p>
          </table:table-cell>
          <table:table-cell table:style-name="ce2" office:value-type="float" office:value="74.509" calcext:value-type="float">
            <text:p>74.509</text:p>
          </table:table-cell>
          <table:table-cell table:number-columns-repeated="1000"/>
        </table:table-row>
        <table:table-row table:style-name="ro1">
          <table:table-cell table:style-name="ce2"/>
          <table:table-cell table:style-name="Default" office:value-type="float" office:value="3.57552" calcext:value-type="float">
            <text:p>3.57552</text:p>
          </table:table-cell>
          <table:table-cell table:style-name="ce2" office:value-type="float" office:value="2.4315" calcext:value-type="float">
            <text:p>2.4315</text:p>
          </table:table-cell>
          <table:table-cell table:style-name="ce2" office:value-type="float" office:value="729.5" calcext:value-type="float">
            <text:p>729.5</text:p>
          </table:table-cell>
          <table:table-cell table:style-name="ce2" office:value-type="float" office:value="323.2" calcext:value-type="float">
            <text:p>323.2</text:p>
          </table:table-cell>
          <table:table-cell table:style-name="ce2" office:value-type="float" office:value="3.265" calcext:value-type="float">
            <text:p>3.265</text:p>
          </table:table-cell>
          <table:table-cell table:style-name="ce2" office:value-type="float" office:value="45.81" calcext:value-type="float">
            <text:p>45.81</text:p>
          </table:table-cell>
          <table:table-cell office:value-type="float" office:value="72.734" calcext:value-type="float">
            <text:p>72.734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3.573952" calcext:value-type="float">
            <text:p>3.573952</text:p>
          </table:table-cell>
          <table:table-cell table:style-name="ce2" office:value-type="float" office:value="2.4392" calcext:value-type="float">
            <text:p>2.4392</text:p>
          </table:table-cell>
          <table:table-cell table:style-name="ce2" office:value-type="float" office:value="722.51" calcext:value-type="float">
            <text:p>722.51</text:p>
          </table:table-cell>
          <table:table-cell table:style-name="ce2" office:value-type="float" office:value="323.95" calcext:value-type="float">
            <text:p>323.95</text:p>
          </table:table-cell>
          <table:table-cell table:style-name="ce2" office:value-type="float" office:value="3.81" calcext:value-type="float">
            <text:p>3.81</text:p>
          </table:table-cell>
          <table:table-cell table:style-name="ce2" office:value-type="float" office:value="46.96" calcext:value-type="float">
            <text:p>46.96</text:p>
          </table:table-cell>
          <table:table-cell office:value-type="float" office:value="77.721" calcext:value-type="float">
            <text:p>77.721</text:p>
          </table:table-cell>
          <table:table-cell table:number-columns-repeated="1000"/>
        </table:table-row>
        <table:table-row table:style-name="ro1"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66:.B85])" office:value-type="float" office:value="3.5747888" calcext:value-type="float">
            <text:p>3.5747888</text:p>
          </table:table-cell>
          <table:table-cell table:style-name="ce3" table:formula="of:=AVERAGE([.C66:.C85])" office:value-type="float" office:value="2.464545" calcext:value-type="float">
            <text:p>2.464545</text:p>
          </table:table-cell>
          <table:table-cell table:style-name="ce3" table:formula="of:=AVERAGE([.D66:.D85])/1000" office:value-type="float" office:value="0.725587" calcext:value-type="float">
            <text:p>0.725587</text:p>
          </table:table-cell>
          <table:table-cell table:style-name="ce3" table:formula="of:=AVERAGE([.E66:.E85])/1000" office:value-type="float" office:value="0.3241685" calcext:value-type="float">
            <text:p>0.3241685</text:p>
          </table:table-cell>
          <table:table-cell table:style-name="ce3" table:formula="of:=AVERAGE([.F66:.F85])/1000" office:value-type="float" office:value="0.00343525" calcext:value-type="float">
            <text:p>0.00343525</text:p>
          </table:table-cell>
          <table:table-cell table:style-name="ce3" table:formula="of:=AVERAGE([.G66:.G85])/1000" office:value-type="float" office:value="0.04738895" calcext:value-type="float">
            <text:p>0.04738895</text:p>
          </table:table-cell>
          <table:table-cell table:style-name="ce3" table:formula="of:=AVERAGE([.H66:.H85])/1000" office:value-type="float" office:value="0.07461845" calcext:value-type="float">
            <text:p>0.07461845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66:.B85])" office:value-type="float" office:value="0.00658806034548782" calcext:value-type="float">
            <text:p>0.0065880603</text:p>
          </table:table-cell>
          <table:table-cell table:style-name="ce3" table:formula="of:=STDEV([.C66:.C85])" office:value-type="float" office:value="0.0730831788191769" calcext:value-type="float">
            <text:p>0.0730831788</text:p>
          </table:table-cell>
          <table:table-cell table:style-name="ce3" table:formula="of:=STDEV([.D66:.D85])/1000" office:value-type="float" office:value="0.00495676050832014" calcext:value-type="float">
            <text:p>0.0049567605</text:p>
          </table:table-cell>
          <table:table-cell table:style-name="ce3" table:formula="of:=STDEV([.E66:.E85])/1000" office:value-type="float" office:value="0.00521509779390569" calcext:value-type="float">
            <text:p>0.0052150978</text:p>
          </table:table-cell>
          <table:table-cell table:style-name="ce3" table:formula="of:=STDEV([.F66:.F85])/1000" office:value-type="float" office:value="0.000192285115881271" calcext:value-type="float">
            <text:p>0.0001922851</text:p>
          </table:table-cell>
          <table:table-cell table:style-name="ce3" table:formula="of:=STDEV([.G66:.G85])/1000" office:value-type="float" office:value="0.000723503280827683" calcext:value-type="float">
            <text:p>0.0007235033</text:p>
          </table:table-cell>
          <table:table-cell table:style-name="ce3" table:formula="of:=STDEV([.H66:.H85])/1000" office:value-type="float" office:value="0.00121870282526783" calcext:value-type="float">
            <text:p>0.0012187028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88]/[.B87])*100" office:value-type="float" office:value="0.18429229568717" calcext:value-type="float">
            <text:p>0.1842922957</text:p>
          </table:table-cell>
          <table:table-cell table:style-name="ce3" table:formula="of:=([.C88]/[.C87])*100" office:value-type="float" office:value="2.96538220317247" calcext:value-type="float">
            <text:p>2.9653822032</text:p>
          </table:table-cell>
          <table:table-cell table:style-name="ce3" table:formula="of:=([.D88]/[.D87])*100" office:value-type="float" office:value="0.683137998382019" calcext:value-type="float">
            <text:p>0.6831379984</text:p>
          </table:table-cell>
          <table:table-cell table:style-name="ce3" table:formula="of:=([.E88]/[.E87])*100" office:value-type="float" office:value="1.6087614292893" calcext:value-type="float">
            <text:p>1.6087614293</text:p>
          </table:table-cell>
          <table:table-cell table:style-name="ce3" table:formula="of:=([.F88]/[.F87])*100" office:value-type="float" office:value="5.59741258660274" calcext:value-type="float">
            <text:p>5.5974125866</text:p>
          </table:table-cell>
          <table:table-cell table:style-name="ce3" table:formula="of:=([.G88]/[.G87])*100" office:value-type="float" office:value="1.52673414546573" calcext:value-type="float">
            <text:p>1.5267341455</text:p>
          </table:table-cell>
          <table:table-cell table:style-name="ce3" table:formula="of:=([.H88]/[.H87])*100" office:value-type="float" office:value="1.63324596700659" calcext:value-type="float">
            <text:p>1.633245967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4*150)/([.B87]*10^(-3)))/1000" office:value-type="float" office:value="167.842083426019" calcext:value-type="float">
            <text:p>167.842083426</text:p>
          </table:table-cell>
          <table:table-cell table:style-name="ce4" table:formula="of:=((4*150)/([.C87]*10^(-3)))/1000" office:value-type="float" office:value="243.452645417308" calcext:value-type="float">
            <text:p>243.4526454173</text:p>
          </table:table-cell>
          <table:table-cell table:style-name="ce4" table:formula="of:=((4*150)/([.D87]*10^(-3)))/1000" office:value-type="float" office:value="826.916689521725" calcext:value-type="float">
            <text:p>826.9166895217</text:p>
          </table:table-cell>
          <table:table-cell table:style-name="ce4" table:formula="of:=((4*150)/([.E87]*10^(-3)))/1000" office:value-type="float" office:value="1850.88927517634" calcext:value-type="float">
            <text:p>1850.8892751763</text:p>
          </table:table-cell>
          <table:table-cell table:style-name="ce4" table:formula="of:=((4*150)/([.F87]*10^(-3)))/1000" office:value-type="float" office:value="174659.777308784" calcext:value-type="float">
            <text:p>174659.777308784</text:p>
          </table:table-cell>
          <table:table-cell table:style-name="ce4" table:formula="of:=((4*150)/([.G87]*10^(-3)))/1000" office:value-type="float" office:value="12661.1794521719" calcext:value-type="float">
            <text:p>12661.1794521719</text:p>
          </table:table-cell>
          <table:table-cell table:style-name="ce4" table:formula="of:=((4*150)/([.H87]*10^(-3)))/1000" office:value-type="float" office:value="8040.9067730568" calcext:value-type="float">
            <text:p>8040.9067730568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ce2" office:value-type="float" office:value="5446.58333333333" calcext:value-type="float">
            <text:p>5446.5833333333</text:p>
          </table:table-cell>
          <table:table-cell table:style-name="Default" table:number-columns-repeated="5"/>
          <table:table-cell table:style-name="ce2" table:formula="of:=[.C87]+[.D87]+[.E87]" office:value-type="float" office:value="3.5143005" calcext:value-type="float">
            <text:p>3.5143005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Q32</text:p>
          </table:table-cell>
          <table:covered-table-cell table:number-columns-repeated="6" table:style-name="Default"/>
          <table:table-cell table:number-columns-repeated="1000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8"/>
          <table:table-cell table:number-columns-repeated="1000"/>
        </table:table-row>
        <table:table-row table:style-name="ro1">
          <table:table-cell table:style-name="ce5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ce10" office:value-type="float" office:value="38.484097" calcext:value-type="float">
            <text:p>38.484097</text:p>
          </table:table-cell>
          <table:table-cell table:style-name="ce2" office:value-type="float" office:value="31.304" calcext:value-type="float">
            <text:p>31.304</text:p>
          </table:table-cell>
          <table:table-cell table:style-name="ce2" office:value-type="float" office:value="5.4556" calcext:value-type="float">
            <text:p>5.4556</text:p>
          </table:table-cell>
          <table:table-cell table:style-name="ce2" office:value-type="float" office:value="1.5771" calcext:value-type="float">
            <text:p>1.5771</text:p>
          </table:table-cell>
          <table:table-cell table:style-name="ce2" office:value-type="float" office:value="7.171" calcext:value-type="float">
            <text:p>7.171</text:p>
          </table:table-cell>
          <table:table-cell table:style-name="ce2" office:value-type="float" office:value="2.7667" calcext:value-type="float">
            <text:p>2.7667</text:p>
          </table:table-cell>
          <table:table-cell table:style-name="ce2" office:value-type="float" office:value="6.8631" calcext:value-type="float">
            <text:p>6.8631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42.677536" calcext:value-type="float">
            <text:p>42.677536</text:p>
          </table:table-cell>
          <table:table-cell table:style-name="ce2" office:value-type="float" office:value="31.049" calcext:value-type="float">
            <text:p>31.049</text:p>
          </table:table-cell>
          <table:table-cell table:style-name="ce2" office:value-type="float" office:value="5.4888" calcext:value-type="float">
            <text:p>5.4888</text:p>
          </table:table-cell>
          <table:table-cell table:style-name="ce2" office:value-type="float" office:value="1.5785" calcext:value-type="float">
            <text:p>1.5785</text:p>
          </table:table-cell>
          <table:table-cell table:style-name="ce2" office:value-type="float" office:value="7.236" calcext:value-type="float">
            <text:p>7.236</text:p>
          </table:table-cell>
          <table:table-cell table:style-name="ce2" office:value-type="float" office:value="2.7213" calcext:value-type="float">
            <text:p>2.7213</text:p>
          </table:table-cell>
          <table:table-cell table:style-name="ce2" office:value-type="float" office:value="6.8861" calcext:value-type="float">
            <text:p>6.8861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float" office:value="40.299679" calcext:value-type="float">
            <text:p>40.299679</text:p>
          </table:table-cell>
          <table:table-cell table:style-name="ce2" office:value-type="float" office:value="30.972" calcext:value-type="float">
            <text:p>30.972</text:p>
          </table:table-cell>
          <table:table-cell table:style-name="ce2" office:value-type="float" office:value="5.4669" calcext:value-type="float">
            <text:p>5.4669</text:p>
          </table:table-cell>
          <table:table-cell table:style-name="ce2" office:value-type="float" office:value="1.5687" calcext:value-type="float">
            <text:p>1.5687</text:p>
          </table:table-cell>
          <table:table-cell table:style-name="ce2" office:value-type="float" office:value="7.107" calcext:value-type="float">
            <text:p>7.107</text:p>
          </table:table-cell>
          <table:table-cell table:style-name="ce2" office:value-type="float" office:value="2.7988" calcext:value-type="float">
            <text:p>2.7988</text:p>
          </table:table-cell>
          <table:table-cell table:style-name="ce2" office:value-type="float" office:value="7.0076" calcext:value-type="float">
            <text:p>7.0076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float" office:value="39.243839" calcext:value-type="float">
            <text:p>39.243839</text:p>
          </table:table-cell>
          <table:table-cell table:style-name="ce2" office:value-type="float" office:value="33.489" calcext:value-type="float">
            <text:p>33.489</text:p>
          </table:table-cell>
          <table:table-cell table:style-name="ce2" office:value-type="float" office:value="6.1486" calcext:value-type="float">
            <text:p>6.1486</text:p>
          </table:table-cell>
          <table:table-cell table:style-name="ce2" office:value-type="float" office:value="1.9433" calcext:value-type="float">
            <text:p>1.9433</text:p>
          </table:table-cell>
          <table:table-cell table:style-name="ce2" office:value-type="float" office:value="7.49" calcext:value-type="float">
            <text:p>7.49</text:p>
          </table:table-cell>
          <table:table-cell table:style-name="ce2" office:value-type="float" office:value="2.6667" calcext:value-type="float">
            <text:p>2.6667</text:p>
          </table:table-cell>
          <table:table-cell table:style-name="ce2" office:value-type="float" office:value="6.7798" calcext:value-type="float">
            <text:p>6.7798</text:p>
          </table:table-cell>
          <table:table-cell table:number-columns-repeated="1000"/>
        </table:table-row>
        <table:table-row table:style-name="ro1">
          <table:table-cell/>
          <table:table-cell table:style-name="ce2" office:value-type="float" office:value="38.839199" calcext:value-type="float">
            <text:p>38.839199</text:p>
          </table:table-cell>
          <table:table-cell table:style-name="ce2" office:value-type="float" office:value="31.019" calcext:value-type="float">
            <text:p>31.019</text:p>
          </table:table-cell>
          <table:table-cell table:style-name="ce2" office:value-type="float" office:value="5.4292" calcext:value-type="float">
            <text:p>5.4292</text:p>
          </table:table-cell>
          <table:table-cell table:style-name="ce2" office:value-type="float" office:value="1.574" calcext:value-type="float">
            <text:p>1.574</text:p>
          </table:table-cell>
          <table:table-cell table:style-name="ce2" office:value-type="float" office:value="7.812" calcext:value-type="float">
            <text:p>7.812</text:p>
          </table:table-cell>
          <table:table-cell table:style-name="ce2" office:value-type="float" office:value="2.7013" calcext:value-type="float">
            <text:p>2.7013</text:p>
          </table:table-cell>
          <table:table-cell table:style-name="ce2" office:value-type="float" office:value="6.7537" calcext:value-type="float">
            <text:p>6.7537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38.196224" calcext:value-type="float">
            <text:p>38.196224</text:p>
          </table:table-cell>
          <table:table-cell table:style-name="ce2" office:value-type="float" office:value="30.984" calcext:value-type="float">
            <text:p>30.984</text:p>
          </table:table-cell>
          <table:table-cell table:style-name="ce2" office:value-type="float" office:value="5.4595" calcext:value-type="float">
            <text:p>5.4595</text:p>
          </table:table-cell>
          <table:table-cell table:style-name="ce2" office:value-type="float" office:value="1.5708" calcext:value-type="float">
            <text:p>1.5708</text:p>
          </table:table-cell>
          <table:table-cell table:style-name="ce2" office:value-type="float" office:value="7.715" calcext:value-type="float">
            <text:p>7.715</text:p>
          </table:table-cell>
          <table:table-cell table:style-name="ce2" office:value-type="float" office:value="2.7132" calcext:value-type="float">
            <text:p>2.7132</text:p>
          </table:table-cell>
          <table:table-cell table:style-name="ce2" office:value-type="float" office:value="6.9565" calcext:value-type="float">
            <text:p>6.9565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float" office:value="38.17696" calcext:value-type="float">
            <text:p>38.17696</text:p>
          </table:table-cell>
          <table:table-cell table:style-name="ce11" office:value-type="float" office:value="30.973" calcext:value-type="float">
            <text:p>30.973</text:p>
          </table:table-cell>
          <table:table-cell table:style-name="ce11" office:value-type="float" office:value="5.4641" calcext:value-type="float">
            <text:p>5.4641</text:p>
          </table:table-cell>
          <table:table-cell table:style-name="ce2" office:value-type="float" office:value="1.5768" calcext:value-type="float">
            <text:p>1.5768</text:p>
          </table:table-cell>
          <table:table-cell table:style-name="ce2" office:value-type="float" office:value="7.523" calcext:value-type="float">
            <text:p>7.523</text:p>
          </table:table-cell>
          <table:table-cell table:style-name="ce2" office:value-type="float" office:value="2.7576" calcext:value-type="float">
            <text:p>2.7576</text:p>
          </table:table-cell>
          <table:table-cell table:style-name="ce2" office:value-type="float" office:value="7.3621" calcext:value-type="float">
            <text:p>7.3621</text:p>
          </table:table-cell>
          <table:table-cell table:number-columns-repeated="1000"/>
        </table:table-row>
        <table:table-row table:style-name="ro1">
          <table:table-cell/>
          <table:table-cell table:style-name="ce2" office:value-type="float" office:value="38.127422" calcext:value-type="float">
            <text:p>38.127422</text:p>
          </table:table-cell>
          <table:table-cell table:style-name="ce2" office:value-type="float" office:value="34.083" calcext:value-type="float">
            <text:p>34.083</text:p>
          </table:table-cell>
          <table:table-cell table:style-name="ce2" office:value-type="float" office:value="5.918" calcext:value-type="float">
            <text:p>5.918</text:p>
          </table:table-cell>
          <table:table-cell table:style-name="ce2" office:value-type="float" office:value="1.5782" calcext:value-type="float">
            <text:p>1.5782</text:p>
          </table:table-cell>
          <table:table-cell table:style-name="ce2" office:value-type="float" office:value="8.131" calcext:value-type="float">
            <text:p>8.131</text:p>
          </table:table-cell>
          <table:table-cell table:style-name="ce2" office:value-type="float" office:value="2.7378" calcext:value-type="float">
            <text:p>2.7378</text:p>
          </table:table-cell>
          <table:table-cell table:style-name="ce2" office:value-type="float" office:value="6.8951" calcext:value-type="float">
            <text:p>6.8951</text:p>
          </table:table-cell>
          <table:table-cell table:number-columns-repeated="1000"/>
        </table:table-row>
        <table:table-row table:style-name="ro1">
          <table:table-cell/>
          <table:table-cell table:style-name="ce2" office:value-type="float" office:value="38.208385" calcext:value-type="float">
            <text:p>38.208385</text:p>
          </table:table-cell>
          <table:table-cell table:style-name="ce11" office:value-type="float" office:value="31.243" calcext:value-type="float">
            <text:p>31.243</text:p>
          </table:table-cell>
          <table:table-cell table:style-name="ce11" office:value-type="float" office:value="5.4691" calcext:value-type="float">
            <text:p>5.4691</text:p>
          </table:table-cell>
          <table:table-cell table:style-name="ce11" office:value-type="float" office:value="1.567" calcext:value-type="float">
            <text:p>1.567</text:p>
          </table:table-cell>
          <table:table-cell table:style-name="ce11" office:value-type="float" office:value="7.428" calcext:value-type="float">
            <text:p>7.428</text:p>
          </table:table-cell>
          <table:table-cell table:style-name="ce11" office:value-type="float" office:value="2.7696" calcext:value-type="float">
            <text:p>2.7696</text:p>
          </table:table-cell>
          <table:table-cell table:style-name="ce2" office:value-type="float" office:value="6.8884" calcext:value-type="float">
            <text:p>6.8884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float" office:value="38.131519" calcext:value-type="float">
            <text:p>38.131519</text:p>
          </table:table-cell>
          <table:table-cell table:style-name="ce11" office:value-type="float" office:value="30.954" calcext:value-type="float">
            <text:p>30.954</text:p>
          </table:table-cell>
          <table:table-cell table:style-name="ce11" office:value-type="float" office:value="5.476" calcext:value-type="float">
            <text:p>5.476</text:p>
          </table:table-cell>
          <table:table-cell table:style-name="ce11" office:value-type="float" office:value="1.5631" calcext:value-type="float">
            <text:p>1.5631</text:p>
          </table:table-cell>
          <table:table-cell table:style-name="ce11" office:value-type="float" office:value="7.203" calcext:value-type="float">
            <text:p>7.203</text:p>
          </table:table-cell>
          <table:table-cell table:style-name="ce11" office:value-type="float" office:value="2.7304" calcext:value-type="float">
            <text:p>2.7304</text:p>
          </table:table-cell>
          <table:table-cell table:style-name="ce2" office:value-type="float" office:value="6.8585" calcext:value-type="float">
            <text:p>6.8585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float" office:value="38.223648" calcext:value-type="float">
            <text:p>38.223648</text:p>
          </table:table-cell>
          <table:table-cell table:style-name="ce11" office:value-type="float" office:value="31.015" calcext:value-type="float">
            <text:p>31.015</text:p>
          </table:table-cell>
          <table:table-cell table:style-name="ce11" office:value-type="float" office:value="5.4631" calcext:value-type="float">
            <text:p>5.4631</text:p>
          </table:table-cell>
          <table:table-cell table:style-name="ce11" office:value-type="float" office:value="1.5718" calcext:value-type="float">
            <text:p>1.5718</text:p>
          </table:table-cell>
          <table:table-cell table:style-name="ce11" office:value-type="float" office:value="8.098" calcext:value-type="float">
            <text:p>8.098</text:p>
          </table:table-cell>
          <table:table-cell table:style-name="ce11" office:value-type="float" office:value="2.7369" calcext:value-type="float">
            <text:p>2.7369</text:p>
          </table:table-cell>
          <table:table-cell table:style-name="ce11" office:value-type="float" office:value="6.9409" calcext:value-type="float">
            <text:p>6.9409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float" office:value="38.306656" calcext:value-type="float">
            <text:p>38.306656</text:p>
          </table:table-cell>
          <table:table-cell table:style-name="ce11" office:value-type="float" office:value="33.724" calcext:value-type="float">
            <text:p>33.724</text:p>
          </table:table-cell>
          <table:table-cell table:style-name="ce11" office:value-type="float" office:value="6.282" calcext:value-type="float">
            <text:p>6.282</text:p>
          </table:table-cell>
          <table:table-cell table:style-name="ce11" office:value-type="float" office:value="1.5818" calcext:value-type="float">
            <text:p>1.5818</text:p>
          </table:table-cell>
          <table:table-cell table:style-name="ce11" office:value-type="float" office:value="6.977" calcext:value-type="float">
            <text:p>6.977</text:p>
          </table:table-cell>
          <table:table-cell table:style-name="ce11" office:value-type="float" office:value="2.7275" calcext:value-type="float">
            <text:p>2.7275</text:p>
          </table:table-cell>
          <table:table-cell table:style-name="ce11" office:value-type="float" office:value="6.8673" calcext:value-type="float">
            <text:p>6.8673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float" office:value="38.164417" calcext:value-type="float">
            <text:p>38.164417</text:p>
          </table:table-cell>
          <table:table-cell table:style-name="ce11" office:value-type="float" office:value="31.3" calcext:value-type="float">
            <text:p>31.3</text:p>
          </table:table-cell>
          <table:table-cell table:style-name="ce11" office:value-type="float" office:value="5.4653" calcext:value-type="float">
            <text:p>5.4653</text:p>
          </table:table-cell>
          <table:table-cell table:style-name="ce11" office:value-type="float" office:value="1.5714" calcext:value-type="float">
            <text:p>1.5714</text:p>
          </table:table-cell>
          <table:table-cell table:style-name="ce11" office:value-type="float" office:value="8.452" calcext:value-type="float">
            <text:p>8.452</text:p>
          </table:table-cell>
          <table:table-cell table:style-name="ce11" office:value-type="float" office:value="2.7248" calcext:value-type="float">
            <text:p>2.7248</text:p>
          </table:table-cell>
          <table:table-cell table:style-name="ce11" office:value-type="float" office:value="7.0306" calcext:value-type="float">
            <text:p>7.0306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42.952641" calcext:value-type="float">
            <text:p>42.952641</text:p>
          </table:table-cell>
          <table:table-cell table:style-name="ce11" office:value-type="float" office:value="30.96" calcext:value-type="float">
            <text:p>30.96</text:p>
          </table:table-cell>
          <table:table-cell table:style-name="ce11" office:value-type="float" office:value="5.4793" calcext:value-type="float">
            <text:p>5.4793</text:p>
          </table:table-cell>
          <table:table-cell table:style-name="ce11" office:value-type="float" office:value="1.5708" calcext:value-type="float">
            <text:p>1.5708</text:p>
          </table:table-cell>
          <table:table-cell table:style-name="ce11" office:value-type="float" office:value="7.618" calcext:value-type="float">
            <text:p>7.618</text:p>
          </table:table-cell>
          <table:table-cell table:style-name="ce11" office:value-type="float" office:value="2.742" calcext:value-type="float">
            <text:p>2.742</text:p>
          </table:table-cell>
          <table:table-cell table:style-name="ce11" office:value-type="float" office:value="6.8862" calcext:value-type="float">
            <text:p>6.8862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float" office:value="42.554562" calcext:value-type="float">
            <text:p>42.554562</text:p>
          </table:table-cell>
          <table:table-cell table:style-name="ce11" office:value-type="float" office:value="31.02" calcext:value-type="float">
            <text:p>31.02</text:p>
          </table:table-cell>
          <table:table-cell table:style-name="ce11" office:value-type="float" office:value="5.4257" calcext:value-type="float">
            <text:p>5.4257</text:p>
          </table:table-cell>
          <table:table-cell table:style-name="ce11" office:value-type="float" office:value="1.5737" calcext:value-type="float">
            <text:p>1.5737</text:p>
          </table:table-cell>
          <table:table-cell table:style-name="ce11" office:value-type="float" office:value="7.426" calcext:value-type="float">
            <text:p>7.426</text:p>
          </table:table-cell>
          <table:table-cell table:style-name="ce11" office:value-type="float" office:value="2.7529" calcext:value-type="float">
            <text:p>2.7529</text:p>
          </table:table-cell>
          <table:table-cell table:style-name="ce11" office:value-type="float" office:value="6.8339" calcext:value-type="float">
            <text:p>6.8339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float" office:value="38.422112" calcext:value-type="float">
            <text:p>38.422112</text:p>
          </table:table-cell>
          <table:table-cell table:style-name="ce2" office:value-type="float" office:value="30.96" calcext:value-type="float">
            <text:p>30.96</text:p>
          </table:table-cell>
          <table:table-cell table:style-name="ce2" office:value-type="float" office:value="5.5069" calcext:value-type="float">
            <text:p>5.5069</text:p>
          </table:table-cell>
          <table:table-cell table:style-name="ce2" office:value-type="float" office:value="1.5727" calcext:value-type="float">
            <text:p>1.5727</text:p>
          </table:table-cell>
          <table:table-cell table:style-name="ce2" office:value-type="float" office:value="7.427" calcext:value-type="float">
            <text:p>7.427</text:p>
          </table:table-cell>
          <table:table-cell table:style-name="ce2" office:value-type="float" office:value="2.6502" calcext:value-type="float">
            <text:p>2.6502</text:p>
          </table:table-cell>
          <table:table-cell table:style-name="ce11" office:value-type="float" office:value="7.56" calcext:value-type="float">
            <text:p>7.56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38.1688" calcext:value-type="float">
            <text:p>38.1688</text:p>
          </table:table-cell>
          <table:table-cell table:style-name="ce2" office:value-type="float" office:value="30.979" calcext:value-type="float">
            <text:p>30.979</text:p>
          </table:table-cell>
          <table:table-cell table:style-name="ce2" office:value-type="float" office:value="5.4811" calcext:value-type="float">
            <text:p>5.4811</text:p>
          </table:table-cell>
          <table:table-cell table:style-name="ce2" office:value-type="float" office:value="1.5636" calcext:value-type="float">
            <text:p>1.5636</text:p>
          </table:table-cell>
          <table:table-cell table:style-name="ce2" office:value-type="float" office:value="7.426" calcext:value-type="float">
            <text:p>7.426</text:p>
          </table:table-cell>
          <table:table-cell table:style-name="ce2" office:value-type="float" office:value="2.7615" calcext:value-type="float">
            <text:p>2.7615</text:p>
          </table:table-cell>
          <table:table-cell table:style-name="ce11" office:value-type="float" office:value="6.9095" calcext:value-type="float">
            <text:p>6.9095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39.26112" calcext:value-type="float">
            <text:p>39.26112</text:p>
          </table:table-cell>
          <table:table-cell table:style-name="ce2" office:value-type="float" office:value="31.957" calcext:value-type="float">
            <text:p>31.957</text:p>
          </table:table-cell>
          <table:table-cell table:style-name="ce2" office:value-type="float" office:value="5.4889" calcext:value-type="float">
            <text:p>5.4889</text:p>
          </table:table-cell>
          <table:table-cell table:style-name="ce2" office:value-type="float" office:value="1.5719" calcext:value-type="float">
            <text:p>1.5719</text:p>
          </table:table-cell>
          <table:table-cell table:style-name="ce2" office:value-type="float" office:value="7.523" calcext:value-type="float">
            <text:p>7.523</text:p>
          </table:table-cell>
          <table:table-cell table:style-name="ce2" office:value-type="float" office:value="2.7118" calcext:value-type="float">
            <text:p>2.7118</text:p>
          </table:table-cell>
          <table:table-cell table:style-name="ce2" office:value-type="float" office:value="6.8868" calcext:value-type="float">
            <text:p>6.8868</text:p>
          </table:table-cell>
          <table:table-cell table:number-columns-repeated="1000"/>
        </table:table-row>
        <table:table-row table:style-name="ro1">
          <table:table-cell table:style-name="ce2"/>
          <table:table-cell table:style-name="ce2" office:value-type="float" office:value="38.124832" calcext:value-type="float">
            <text:p>38.124832</text:p>
          </table:table-cell>
          <table:table-cell table:style-name="ce2" office:value-type="float" office:value="33.552" calcext:value-type="float">
            <text:p>33.552</text:p>
          </table:table-cell>
          <table:table-cell table:style-name="ce2" office:value-type="float" office:value="6.1305" calcext:value-type="float">
            <text:p>6.1305</text:p>
          </table:table-cell>
          <table:table-cell table:style-name="ce2" office:value-type="float" office:value="1.8231" calcext:value-type="float">
            <text:p>1.8231</text:p>
          </table:table-cell>
          <table:table-cell table:style-name="ce2" office:value-type="float" office:value="7.203" calcext:value-type="float">
            <text:p>7.203</text:p>
          </table:table-cell>
          <table:table-cell table:style-name="ce2" office:value-type="float" office:value="2.7397" calcext:value-type="float">
            <text:p>2.7397</text:p>
          </table:table-cell>
          <table:table-cell office:value-type="float" office:value="6.8342" calcext:value-type="float">
            <text:p>6.8342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ce2" office:value-type="float" office:value="38.172096" calcext:value-type="float">
            <text:p>38.172096</text:p>
          </table:table-cell>
          <table:table-cell table:style-name="ce2" office:value-type="float" office:value="31.007" calcext:value-type="float">
            <text:p>31.007</text:p>
          </table:table-cell>
          <table:table-cell table:style-name="ce2" office:value-type="float" office:value="5.4895" calcext:value-type="float">
            <text:p>5.4895</text:p>
          </table:table-cell>
          <table:table-cell table:style-name="ce2" office:value-type="float" office:value="1.5758" calcext:value-type="float">
            <text:p>1.5758</text:p>
          </table:table-cell>
          <table:table-cell table:style-name="ce2" office:value-type="float" office:value="7.393" calcext:value-type="float">
            <text:p>7.393</text:p>
          </table:table-cell>
          <table:table-cell table:style-name="ce2" office:value-type="float" office:value="2.7226" calcext:value-type="float">
            <text:p>2.7226</text:p>
          </table:table-cell>
          <table:table-cell office:value-type="float" office:value="6.9897" calcext:value-type="float">
            <text:p>6.9897</text:p>
          </table:table-cell>
          <table:table-cell table:number-columns-repeated="1000"/>
        </table:table-row>
        <table:table-row table:style-name="ro1"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95:.B114])" office:value-type="float" office:value="39.1367872" calcext:value-type="float">
            <text:p>39.1367872</text:p>
          </table:table-cell>
          <table:table-cell table:style-name="ce3" table:formula="of:=AVERAGE([.C95:.C114])" office:value-type="float" office:value="31.6272" calcext:value-type="float">
            <text:p>31.6272</text:p>
          </table:table-cell>
          <table:table-cell table:style-name="ce3" table:formula="of:=AVERAGE([.D95:.D114])" office:value-type="float" office:value="5.599405" calcext:value-type="float">
            <text:p>5.599405</text:p>
          </table:table-cell>
          <table:table-cell table:style-name="ce3" table:formula="of:=AVERAGE([.E95:.E114])" office:value-type="float" office:value="1.603705" calcext:value-type="float">
            <text:p>1.603705</text:p>
          </table:table-cell>
          <table:table-cell table:style-name="ce3" table:formula="of:=AVERAGE([.F95:.F114])/1000" office:value-type="float" office:value="0.00751795" calcext:value-type="float">
            <text:p>0.00751795</text:p>
          </table:table-cell>
          <table:table-cell table:style-name="ce3" table:formula="of:=AVERAGE([.G95:.G114])" office:value-type="float" office:value="2.731665" calcext:value-type="float">
            <text:p>2.731665</text:p>
          </table:table-cell>
          <table:table-cell table:style-name="ce3" table:formula="of:=AVERAGE([.H95:.H114])" office:value-type="float" office:value="6.9495" calcext:value-type="float">
            <text:p>6.9495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95:.B114])" office:value-type="float" office:value="1.64221855046403" calcext:value-type="float">
            <text:p>1.6422185505</text:p>
          </table:table-cell>
          <table:table-cell table:style-name="ce3" table:formula="of:=STDEV([.C95:.C114])" office:value-type="float" office:value="1.09864915141037" calcext:value-type="float">
            <text:p>1.0986491514</text:p>
          </table:table-cell>
          <table:table-cell table:style-name="ce3" table:formula="of:=STDEV([.D95:.D114])/1000" office:value-type="float" office:value="0.00027421188594723" calcext:value-type="float">
            <text:p>0.0002742119</text:p>
          </table:table-cell>
          <table:table-cell table:style-name="ce3" table:formula="of:=STDEV([.E95:.E114])/1000" office:value-type="float" office:value="0.000097669504344741" calcext:value-type="float">
            <text:p>9.7669504344741E-05</text:p>
          </table:table-cell>
          <table:table-cell table:style-name="ce3" table:formula="of:=STDEV([.F95:.F114])/1000" office:value-type="float" office:value="0.00037201605440739" calcext:value-type="float">
            <text:p>0.0003720161</text:p>
          </table:table-cell>
          <table:table-cell table:style-name="ce3" table:formula="of:=STDEV([.G95:.G114])/1000" office:value-type="float" office:value="0.0000341775591965193" calcext:value-type="float">
            <text:p>3.41775591965193E-05</text:p>
          </table:table-cell>
          <table:table-cell table:style-name="ce3" table:formula="of:=STDEV([.H95:.H114])/1000" office:value-type="float" office:value="0.000190730882328175" calcext:value-type="float">
            <text:p>0.0001907309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117]/[.B116])*100" office:value-type="float" office:value="4.19609954713918" calcext:value-type="float">
            <text:p>4.1960995471</text:p>
          </table:table-cell>
          <table:table-cell table:style-name="ce3" table:formula="of:=([.C117]/[.C116])*100" office:value-type="float" office:value="3.47374775955625" calcext:value-type="float">
            <text:p>3.4737477596</text:p>
          </table:table-cell>
          <table:table-cell table:style-name="ce3" table:formula="of:=([.D117]/[.D116])*100" office:value-type="float" office:value="0.00489716114385779" calcext:value-type="float">
            <text:p>0.0048971611</text:p>
          </table:table-cell>
          <table:table-cell table:style-name="ce3" table:formula="of:=([.E117]/[.E116])*100" office:value-type="float" office:value="0.0060902413065209" calcext:value-type="float">
            <text:p>0.0060902413</text:p>
          </table:table-cell>
          <table:table-cell table:style-name="ce3" table:formula="of:=([.F117]/[.F116])*100" office:value-type="float" office:value="4.94837095760666" calcext:value-type="float">
            <text:p>4.9483709576</text:p>
          </table:table-cell>
          <table:table-cell table:style-name="ce3" table:formula="of:=([.G117]/[.G116])*100" office:value-type="float" office:value="0.00125116217385804" calcext:value-type="float">
            <text:p>0.0012511622</text:p>
          </table:table-cell>
          <table:table-cell table:style-name="ce3" table:formula="of:=([.H117]/[.H116])*100" office:value-type="float" office:value="0.00274452669009533" calcext:value-type="float">
            <text:p>0.0027445267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5*310)/([.B116]*10^(-3)))/1000" office:value-type="float" office:value="39.6046817046852" calcext:value-type="float">
            <text:p>39.6046817047</text:p>
          </table:table-cell>
          <table:table-cell table:style-name="ce4" table:formula="of:=((5*310)/([.C116]*10^(-3)))/1000" office:value-type="float" office:value="49.0084484241413" calcext:value-type="float">
            <text:p>49.0084484241</text:p>
          </table:table-cell>
          <table:table-cell table:style-name="ce4" table:formula="of:=((5*310)/([.D116]*10^(-3)))/1000" office:value-type="float" office:value="276.81512589284" calcext:value-type="float">
            <text:p>276.8151258928</text:p>
          </table:table-cell>
          <table:table-cell table:style-name="ce4" table:formula="of:=((5*310)/([.E116]*10^(-3)))/1000" office:value-type="float" office:value="966.51192083332" calcext:value-type="float">
            <text:p>966.5119208333</text:p>
          </table:table-cell>
          <table:table-cell table:style-name="ce4" table:formula="of:=((5*310)/([.F116]*10^(-3)))/1000" office:value-type="float" office:value="206173.225413843" calcext:value-type="float">
            <text:p>206173.225413843</text:p>
          </table:table-cell>
          <table:table-cell table:style-name="ce4" table:formula="of:=((5*310)/([.G116]*10^(-3)))/1000" office:value-type="float" office:value="567.419504221784" calcext:value-type="float">
            <text:p>567.4195042218</text:p>
          </table:table-cell>
          <table:table-cell table:style-name="ce4" table:formula="of:=((5*310)/([.H116]*10^(-3)))/1000" office:value-type="float" office:value="223.037628606375" calcext:value-type="float">
            <text:p>223.0376286064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ce2" office:value-type="float" office:value="6453.76315789474" calcext:value-type="float">
            <text:p>6453.7631578947</text:p>
          </table:table-cell>
          <table:table-cell table:style-name="Default" table:number-columns-repeated="5"/>
          <table:table-cell table:style-name="ce2" table:formula="of:=[.C116]+[.D116]+[.E116]" office:value-type="float" office:value="38.83031" calcext:value-type="float">
            <text:p>38.83031</text:p>
          </table:table-cell>
          <table:table-cell table:number-columns-repeated="1000"/>
        </table:table-row>
        <table:table-row table:style-name="ro1" table:number-rows-repeated="1048455">
          <table:table-cell table:number-columns-repeated="1008"/>
        </table:table-row>
        <table:table-row table:style-name="ro1"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0">00/00/0000</text:date>, <text:time style:data-style-name="N2" text:time-value="18:43:18.8218984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21:39:31.066622683</meta:creation-date>
    <dc:date>2020-02-10T18:58:32.554059278</dc:date>
    <meta:editing-duration>P1DT4H44M7S</meta:editing-duration>
    <meta:editing-cycles>16</meta:editing-cycles>
    <meta:generator>LibreOffice/5.1.6.2$Linux_AARCH64 LibreOffice_project/10m0$Build-2</meta:generator>
    <meta:document-statistic meta:table-count="1" meta:cell-count="789" meta:object-count="0"/>
  </office:meta>
</office:document-meta>
</file>